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text:p text:style-name="Normal"/>
      <text:p text:style-name="Normal">•••</text:p>
      <text:p text:style-name="Normal">Tuesday 20th of May 2025, day -230</text:p>
      <text:p text:style-name="Normal">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Normal">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Normal">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Normal">All of those things were impossible to me of the past. There are those who believe they can, and those who believe they can’t. I’ve been shown what’s possible, now it’s up to me to take up the torch and do the impossible.</text:p>
      <text:p text:style-name="Normal">Now is the time to become my ideal self, now is the only time to do that. Now is the only time I can chase my dreams, and I will chase them. Goodnight.</text:p>
      <text:p text:style-name="Normal"/>
      <text:p text:style-name="Normal">•••</text:p>
      <text:p text:style-name="Normal">Wednesday 21st of May 2025, 23:09, day -231</text:p>
      <text:p text:style-name="Normal">Tomorrow. We’ll see how this unfolds, and talk about it all tomorrow. Tomorrow... Who will I be tomorrow? Who will I be...</text:p>
      <text:p text:style-name="Normal"/>
      <text:p text:style-name="Normal">•••</text:p>
      <text:p text:style-name="Normal">Thursday 22nd of May 2025, 22:16, day -232</text:p>
      <text:p text:style-name="Normal">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Normal">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Normal"/>
      <text:p text:style-name="Normal">“””</text:p>
      <text:p text:style-name="Normal">It’s not about excuses, it’s about understanding what’s happening. This is depressing.</text:p>
      <text:p text:style-name="Normal">It really is. What do we do now...</text:p>
      <text:p text:style-name="Normal">I’d like to take some time to just eat the pain and process the damage. Lick our wounds.</text:p>
      <text:p text:style-name="Normal"/>
      <text:p text:style-name="Normal">Sigh... What do we do now? Ideally, put in the work. I’d love to find some motivation somewhere in an anime, but first of all it’s hard to come by, and secondly motivation is fleeting. Then, let’s explore our weakness instead. Let’s perform some analysis.</text:p>
      <text:p text:style-name="Normal"/>
      <text:p text:style-name="Normal">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Normal">However, we can help ourselves by having clear objectives. What’s not helping us is the fact that we have too many objectives. That’s hurting us. The fact that we’re dividing our attention in multiple places means that we don’t accumulate momentum.</text:p>
      <text:p text:style-name="Normal">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Normal">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Normal">My choices do hurt though.</text:p>
      <text:p text:style-name="Normal">But, perhaps we should focus on running. We do need to lose weight, both in muscle and fat. Let’s do that. Now, shall we read?</text:p>
      <text:p text:style-name="Normal"/>
      <text:p text:style-name="Normal">Now? I hate myself. No, I don’t, but i’m so tired at my own antics. I want to do better. I have to do better.</text:p>
      <text:p text:style-name="Normal"/>
      <text:p text:style-name="Normal">Is that good enough? Do you want more? Of course i want more. We should always be hungry.</text:p>
      <text:p text:style-name="Normal">Hunger. Hunger. To have an objective. A clear goal.</text:p>
      <text:p text:style-name="Normal"/>
      <text:p text:style-name="Normal">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Normal">FLCL... What is this randomness. There is no clear point, but I want to see what’s next. There’s never any explaining what’s going on. I’ve always like doing that, but it’s taking it to another level. And there’s something about that I love.</text:p>
      <text:p text:style-name="Normal">“””</text:p>
      <text:p text:style-name="Normal"/>
      <text:p text:style-name="Normal">•••</text:p>
      <text:p text:style-name="Normal">Friday 23rd of May 2025, 21:57, day -233</text:p>
      <text:p text:style-name="Normal">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Normal">Writing. If I continue down this path, I might become obsessed with it. Which is good, in terms of our dreams, but it might be bad if we consider survival and QOL.まいいっか。死んだらそこまでだ。</text:p>
      <text:p text:style-name="Normal">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Normal">It’s... Not. If those were defeats, then there were victories too. I see... You’re right. I wonder why I only focus on the negative. I should care about that, but I’m tired, and I’ll be going to sleep. Good night.</text:p>
      <text:p text:style-name="Normal"/>
      <text:p text:style-name="Normal">•••</text:p>
      <text:p text:style-name="Normal">Sunday 25th of May 2025, 03:34, dat -234</text:p>
      <text:p text:style-name="Normal">Moderation doesn’t seem like something I’m capable of, huh?</text:p>
      <text:p text:style-name="Normal">But before that. This morning, and yesterday. Whether life was worth living or not, was the question on our mind. To write. <text:s text:c="1"/>To love writing. To struggle with it.</text:p>
      <text:p text:style-name="Normal">I hate myself. At this rate, I won’t love writing. If I keep on doing bullshit like this, I’ll never love writing. I hate myself.</text:p>
      <text:p text:style-name="Normal">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Normal">And now, I have to control myself so that I don’t overdo it while gaming overnight. With friends or not.</text:p>
      <text:p text:style-name="Normal">だってさ、「今死んだら後悔しか残ってないさぁ。」</text:p>
      <text:p text:style-name="Normal">Those emotions... I don’t know what they were, but I want to feel it more. It really did feel close to loving writing, to have a passion. A passion that was hurting me. Or was it me, that hurting me? Like I know... Sleep tight.</text:p>
      <text:p text:style-name="Normal"/>
      <text:p text:style-name="Normal">•••</text:p>
      <text:p text:style-name="Normal">Sunday 25th of May 2025, 22:03, day -235</text:p>
      <text:p text:style-name="Normal">弱さ。。。私、弱いなぁ。 I have to become stronger, I have to make the hard decisions more.</text:p>
      <text:p text:style-name="Normal">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Normal"/>
      <text:p text:style-name="Normal">•••</text:p>
      <text:p text:style-name="Normal">Monday 26th of May 2025, 18:59, day -236</text:p>
      <text:p text:style-name="Normal">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Normal">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Normal"/>
      <text:p text:style-name="Normal">21:58</text:p>
      <text:p text:style-name="Normal">Good fight. And, keep writing.</text:p>
      <text:p text:style-name="Normal"/>
      <text:p text:style-name="Normal">•••</text:p>
      <text:p text:style-name="Normal">Tuesday 27th of may 2025, 21:56, day -237</text:p>
      <text:p text:style-name="Normal">明日は一年が経つ、この日記を始めた日から。ま、それは。。。どうでもいい？</text:p>
      <text:p text:style-name="Normal">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Normal">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Normal"/>
      <text:p text:style-name="Normal">•••</text:p>
      <text:p text:style-name="Normal">Wednesday 28th of May 2025, 21:30, day -238</text:p>
      <text:p text:style-name="Normal">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Normal">When I do that, my stamina is not the main target of my training: it’s my spirit. But I’ve already said that over and over again.</text:p>
      <text:p text:style-name="Normal">あのさ、 we’re entering the exam session, and this time I’ve decided that I won’t put a stick up my own butt nor shoot myself in the foot. I’ll dedicate the afternoons to studying, while I’ll use the mornings to write. So, there’s that.</text:p>
      <text:p text:style-name="Normal">Keep this up, you’re doing good.</text:p>
      <text:p text:style-name="Normal">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Normal">あのね、 just earlier, I was thinking to myself: when I look back at this period of my life, I think I’ll smile. Fondly. I don’t have happy memories yet, but I want to create many. Perhaps these are the beginning.</text:p>
      <text:p text:style-name="Normal">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Normal"/>
      <text:p text:style-name="Normal">•••</text:p>
      <text:p text:style-name="Normal">Friday 30th of May 2025, 00:03, day -239</text:p>
      <text:p text:style-name="Normal">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Normal"/>
      <text:p text:style-name="Normal">•••</text:p>
      <text:p text:style-name="Normal">Friday 30th of May 2025, 22:19, day -240</text:p>
      <text:p text:style-name="Normal">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Normal"/>
      <text:p text:style-name="Normal">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Normal">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Normal">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Normal">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Normal"/>
      <text:p text:style-name="Normal">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Normal"/>
      <text:p text:style-name="Normal">•••</text:p>
      <text:p text:style-name="Normal">Saturday 31st of May 2025, 23:05, day -241</text:p>
      <text:p text:style-name="Normal">Without any ado, let’s get started.</text:p>
      <text:p text:style-name="Normal">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Normal">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Normal">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Normal">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Normal"/>
      <text:p text:style-name="Normal">•••</text:p>
      <text:p text:style-name="Normal">Sunday 1st of June 2025, 23:09, day -242</text:p>
      <text:p text:style-name="Normal">For some reason I was thinking that I needed to write about yesterday. For better or for worse, every day is a new day. <text:s text:c="1"/>In this case it was for the best. You shall understand in a moment.</text:p>
      <text:p text:style-name="Normal">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Normal">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Normal">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Normal"/>
      <text:p text:style-name="Normal">•••</text:p>
      <text:p text:style-name="Normal">Monday 2nd of June 2025, 21:45, day -243</text:p>
      <text:p text:style-name="Normal">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Normal">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Normal"/>
      <text:p text:style-name="Normal">•••</text:p>
      <text:p text:style-name="Normal">Tuesday 3rd of June 2025, 22:23, day -244</text:p>
      <text:p text:style-name="Normal">Good stuff: passed the exam, kept on studying.</text:p>
      <text:p text:style-name="Normal">Bad: Did not study enough. Am not acting like my ideal. And, more importantly, I’m forgetting what it means to do the impossible. Ah, that’s it. I’m not doing the impossible, that’s why I’m unsatisfied. I must do the impossible.</text:p>
      <text:p text:style-name="Normal">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Normal"/>
      <text:p text:style-name="Normal">•••</text:p>
      <text:p text:style-name="Normal">Wednesday 4th of June 2025, 23:31, day -245</text:p>
      <text:p text:style-name="Normal">Yesterday’s written exam allowed me to access the oral exam, which took place today. I’d attempted it, back in February, and it essentially ended in failure. Back in April, I couldn’t even get past the written exam.</text:p>
      <text:p text:style-name="Normal">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Normal">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Normal">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Normal">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Normal">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Normal">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Normal">What else... I’m pretty sure there were four questions before the laude, but I don’t remember any... Oh, right. I think I just took so much time in my presentation of the last proof that... No, there was something.</text:p>
      <text:p text:style-name="Normal">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Normal">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Normal">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Normal">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Normal">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Normal">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Normal">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Normal">Anyway, that’s the story of how I passed this exam. Victory is sweet. It’s especially sweet when it’s seasoned by two previous failures. Revenge is sweet.</text:p>
      <text:p text:style-name="Normal">But... It did have an aftertaste of loneliness. I felt like it was a shame that I didn’t really have anyone to share this victory with. I’m guessing that’s partially why I wrote it here. I wonder if the same thing will be true with writing.</text:p>
      <text:p text:style-name="Normal">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Normal"/>
      <text:p text:style-name="Normal">•••</text:p>
      <text:p text:style-name="Normal">Thursday 5th of June 2025, 23:31, day -246</text:p>
      <text:p text:style-name="Normal">Good: reached a conclusion, and writing a little.</text:p>
      <text:p text:style-name="Normal">Bad: spent the entire day doing nothing, and worrying about what I should do.</text:p>
      <text:p text:style-name="Normal">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Normal">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Normal"/>
      <text:p text:style-name="Normal">•••</text:p>
      <text:p text:style-name="Normal">Saturday 7th of June 2025, 00:05, day -247</text:p>
      <text:p text:style-name="Normal">A bad day. Zero performance.</text:p>
      <text:p text:style-name="Normal">Good: struggled, tried.</text:p>
      <text:p text:style-name="Normal">Bad: struggled, and ultimately failed to do anything. Even worse, masturbated. How strange, I’m pretty sure I tried. Let’s move to analysis right away.</text:p>
      <text:p text:style-name="Normal">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Normal">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Normal"/>
      <text:p text:style-name="Normal">•••</text:p>
      <text:p text:style-name="Normal">Sunday 8th of June 2025, 00:52, day -248</text:p>
      <text:p text:style-name="Normal">A rest day. Although... I can hardly say I rested. Perhaps I rested my willpower. No matter. We need to get back to that state. Starting tomorrow, we’ll charge headlong into failure, and keep pushing through it.</text:p>
      <text:p text:style-name="Normal">Failure? No, not failure. We’ve lost motivation, and we have nothing but whatever willpower is left. With it, we’ll turn momentum back in our favour. <text:s text:c="1"/>No matter what. That, is an impossible we have to do.</text:p>
      <text:p text:style-name="Normal"/>
      <text:p text:style-name="Normal">•••</text:p>
      <text:p text:style-name="Normal">Sunday 8th of June 2025, 22:33, day -249</text:p>
      <text:p text:style-name="Normal">No plan survives contact with the enemy, and in my case, the enemy happens to be reality.</text:p>
      <text:p text:style-name="Normal">What went well? Tried. And, to some degree, succeeded. Circumstances didn’t allow me to play to the fullest, so one would be tempted to say that, given the circumstances I did well.</text:p>
      <text:p text:style-name="Normal">What didn’t go well? I want to do more, I want to be able to play better, in despite of the circumstances.</text:p>
      <text:p text:style-name="Normal"/>
      <text:p text:style-name="Normal">Not like this. I’m satisfied with a tiny bit of success? Really? No I don’t think so. No, I really don’t think so. Show me what you’ve got.</text:p>
      <text:p text:style-name="Normal"/>
      <text:p text:style-name="Normal">•••</text:p>
      <text:p text:style-name="Normal">Monday 9th of June 2025, 22:39, day -250</text:p>
      <text:p text:style-name="Normal">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Normal">Putting that aside, let’s get started. First of all, let’s describe what went well. No, perhaps it would be more beneficial to describe the events of the day in order.</text:p>
      <text:p text:style-name="Normal">We failed to get up to the 6am alarm, and while it could be argued that this allowed us to rest more, ultimately I believe it wasn’t beneficial, as I value the power of will to get up regardless of fatigue more.</text:p>
      <text:p text:style-name="Normal">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Normal">Perhaps we should still contain it, both for its and our sake. Absolute discipline is a tool that would benefit writing-time greatly.</text:p>
      <text:p text:style-name="Normal">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Normal">After they ended, I did get some work done, but I also procrastinated on things I had to do. Things that required calling people. As much as I don’t want to do those, I want myself to find the strength anyway.</text:p>
      <text:p text:style-name="Normal">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Normal">So, that was today. A mix of good and bad. Overall it leaves much to be desired, but it is a step forward in comparison to my past self. The steps are small and incremental, but if I keep at them, if I keep on trying... Dreams, huh? See you tomorrow, good night.</text:p>
      <text:p text:style-name="Normal"/>
      <text:p text:style-name="Normal">•••</text:p>
      <text:p text:style-name="Normal">Tuesday 10th of June 2025, 22:02, day -251</text:p>
      <text:p text:style-name="Normal">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Normal">My defeats extend to the morning, where I fail to wake up to the 6am alarm. No doubt the nightfront didn’t help. I’ve got to become stronger. Stronger.</text:p>
      <text:p text:style-name="Normal">Spent the first half of the day away, as I will do for the next two days, and then I gamed in the afternoon. I...</text:p>
      <text:p text:style-name="Normal">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Normal">I must be disciplined, there will always be good excuses to not be disciplined. They will always exist. I must find it in me to be disciplined regardless.</text:p>
      <text:p text:style-name="Normal">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Normal">Or so I thought. Clearly, I’ve forgotten what it means to work hard. To create something out of nothing, to squeeze water out of stone. Tomorrow, I’ll bring my material with me, and study on the train, at the hospital, wherever.</text:p>
      <text:p text:style-name="Normal">And so, that’s today. The struggle continues, and it will go on as long as I need it to.</text:p>
      <text:p text:style-name="Normal"/>
      <text:p text:style-name="Normal">•••</text:p>
      <text:p text:style-name="Normal">Wednesday 11th of June 2025, 23:03, day -252</text:p>
      <text:p text:style-name="Normal">What a strange day. It started at 4am, because I wanted it to, because I wanted to write. Because I knew I wouldn’t be able to write. And, I liked it. I want to do it more often. Will I suffer from lack of sleep if I do that? Maybe. We’d have to find out.</text:p>
      <text:p text:style-name="Normal">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Normal">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Normal">Dammit. We have to go to sleep, my brain is at its limit, and i have an exam tomorrow.</text:p>
      <text:p text:style-name="Normal">Alright, I’ll just note down what I wanted to talk about: personality matches and the existence of soulmates; how to write good chemistry, or how to emulate the story of あくぺこ。 That’s enough, let’s go to sleep.</text:p>
      <text:p text:style-name="Normal"/>
      <text:p text:style-name="Normal">•••</text:p>
      <text:p text:style-name="Normal">Friday 13th of June 2025, 03:52, day -253</text:p>
      <text:p text:style-name="Normal">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Normal"/>
      <text:p text:style-name="Normal">•••</text:p>
      <text:p text:style-name="Normal">Friday 13th of June 2025, 23:12, day -254</text:p>
      <text:p text:style-name="Normal">Perhaps I should just go to a nice cafe, take a seat and enjoy a drink. That would help me reset myself. Or perhaps, I just get to work without complaining. That sounds even better, considering the impacts of each choice.</text:p>
      <text:p text:style-name="Normal">さて、何を話したかったの？</text:p>
      <text:p text:style-name="Normal">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Normal">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Normal">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Normal">ここまでだ。明日は何時に起きるの？</text:p>
      <text:p text:style-name="Normal">Let’s balance between sleeping and having time to write. 7am. Go to sleep now.</text:p>
      <text:p text:style-name="Normal"/>
      <text:p text:style-name="Normal">•••</text:p>
      <text:p text:style-name="Normal">Saturday 14th of June 2025, 21:39, day -255</text:p>
      <text:p text:style-name="Normal">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Normal">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Normal">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Normal">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Normal"/>
      <text:p text:style-name="Normal">•••</text:p>
      <text:p text:style-name="Normal">Sunday 15th of June 2025, 22:06, day -256</text:p>
      <text:p text:style-name="Normal">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Normal">Also, there’s no rest in our schedule now: after cooking and doing chores, it’s straight to working on the project. Well, no, I lie, there is rest. I can rest when I have to. It’s just that it’s not scheduled.</text:p>
      <text:p text:style-name="Normal">Also, for some reason, I performed poorly in both meditation sessions today. That usually indicates lack of rest, but... Do I really lack it? Maybe it’s the quality that’s lacking. Although, the nightfront did calm down lately.</text:p>
      <text:p text:style-name="Normal">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Normal">Anything else? Right, I can’t let myself get distracted now. I have to go to sleep so I can wake up early and write. I must wake up, no matter what. I have to get up, no matter what.</text:p>
      <text:p text:style-name="Normal"/>
      <text:p text:style-name="Normal">•••</text:p>
      <text:p text:style-name="Normal">Tuesday 17th of June 2025, 01:41, day -257</text:p>
      <text:p text:style-name="Normal">Hm. There are two things I want to talk about. For second, why I’m only here now, and first, willpower and its limits. So, how was today?</text:p>
      <text:p text:style-name="Normal">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Normal">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Normal">And it’s also in part because of how hot it was that I failed to run the full 20 minutes today. But was that the only reason? Is lack of willpower not to blame?</text:p>
      <text:p text:style-name="Normal">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Normal">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Normal">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Normal">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Normal"/>
      <text:p text:style-name="Normal">•••</text:p>
      <text:p text:style-name="Normal">Wednesday 18th of June 2025, 00:19, day -258</text:p>
      <text:p text:style-name="Normal">What to say? I don’t want to take too long, so let’s be synthetic.</text:p>
      <text:p text:style-name="Normal">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Normal">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Normal">What did we do wrong then...? Giving in to consumerism at the wrong times. There are right times for it. Was stubbornness a factor today...? No, I don’t think so. But, we do have to be stronger. Alright, I’ll call it a day. See you tomorrow.</text:p>
      <text:p text:style-name="Normal"/>
      <text:p text:style-name="Normal">•••</text:p>
      <text:p text:style-name="Normal">Wednesday 18th of June 2025, 22:29, day -259</text:p>
      <text:p text:style-name="Normal">To sum up today: not bad, but I want a lot more.</text:p>
      <text:p text:style-name="Normal">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Normal">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Normal">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Normal">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Normal">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Normal">Also, it’s been a while since I’ve programmed for real. Real, actual Java programming, huh? Let’s do our best in it. And I mean it, our best.</text:p>
      <text:p text:style-name="Normal">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Normal">One last thing: discipline. Discipline, and attention. We’re working on it, slowly. I’ll be patient, but you can’t slack off on this, we’re still wasting too much time. Alright, that’s enough. Good night.</text:p>
      <text:p text:style-name="Normal"/>
      <text:p text:style-name="Normal">•••</text:p>
      <text:p text:style-name="Normal">Thursday 19th of June 2025, 22:07, day -260</text:p>
      <text:p text:style-name="Normal">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Normal">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Normal">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Normal">Let’s organise our mind; when things are messy, they look more daunting and difficult than they really are. In my mind, I’m working on four different things at the moment:</text:p>
      <text:p text:style-name="Normal">1. Writing</text:p>
      <text:p text:style-name="Normal">2. University</text:p>
      <text:p text:style-name="Normal">3. Project</text:p>
      <text:p text:style-name="Normal">4. Myself</text:p>
      <text:p text:style-name="Normal">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Normal">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Normal">Alright, with this in mind, there’s only three things we have to make time for, and in decreasing order of priority they’re as follows:</text:p>
      <text:p text:style-name="Normal">1. Writing</text:p>
      <text:p text:style-name="Normal">2. University</text:p>
      <text:p text:style-name="Normal">3. Project</text:p>
      <text:p text:style-name="Normal">Now, how do we organise them? First, let’s list out the constraints we’re posing for ourselves:</text:p>
      <text:p text:style-name="Normal">- I want to maximise writing time</text:p>
      <text:p text:style-name="Normal">- I want to do all of these activities in a regular manner</text:p>
      <text:p text:style-name="Normal">- University may get more time than the project, but neither must become more important than writing.</text:p>
      <text:p text:style-name="Normal">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Normal">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Normal">What a situation. But this goes. We’ll go slow and steady, we’ll grow slowly, and we’ll trust the process, we’ll trust ourselves. Let’s submit this to R1 and see what it makes of this.</text:p>
      <text:p text:style-name="Normal">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Normal"/>
      <text:p text:style-name="Normal">•••</text:p>
      <text:p text:style-name="Normal">Friday 20th of June 2025, 21:55, day -261</text:p>
      <text:p text:style-name="Normal">Let’s do the hard thing and look back on all of today. The process should be the same, in victory or defeat, but it is tougher to look back on defeat. So, what happened?</text:p>
      <text:p text:style-name="Normal">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Normal">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Normal">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Normal">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Normal">Would that not be self-lobotomy? This is a subject worth exploring, let’s think about it.</text:p>
      <text:p text:style-name="Normal">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Normal">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Normal">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Normal">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Normal">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Normal">Well, this has been a very long detour. But it does conclude the morning arc of today.</text:p>
      <text:p text:style-name="Normal">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Normal"/>
      <text:p text:style-name="Normal">•••</text:p>
      <text:p text:style-name="Normal">Saturday 21st of June 2025, 21:38, day -262</text:p>
      <text:p text:style-name="Normal">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Normal">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Normal">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Normal">So, with that in mind, knowing that I have to sleep at 22, we have some 12 minutes left. Let’s move on to the next subject.</text:p>
      <text:p text:style-name="Normal">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Normal">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Normal">Planning... Lack of it made us suffer today. A dilemma, between regretting not studying, and regretting not writing. But if I were to die now, my greatest regret would be the stories I haven’t told, the stories I haven’t written.</text:p>
      <text:p text:style-name="Normal">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Normal">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Normal"/>
      <text:p text:style-name="Normal">•••</text:p>
      <text:p text:style-name="Normal">Sunday 23rd of June 2025, 21:55, day -263</text:p>
      <text:p text:style-name="Normal">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Normal"/>
      <text:p text:style-name="Normal">•••</text:p>
      <text:p text:style-name="Normal">Monday 24th of June 2025, 21:53, day -264</text:p>
      <text:p text:style-name="Normal">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Normal">So, why does this happen? Because dinner usually happens at around 21:00, and we finish at around 21:30, after which we clean up and brush our teeth before coming here.</text:p>
      <text:p text:style-name="Normal">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Normal">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Normal"/>
      <text:p text:style-name="Normal">•••</text:p>
      <text:p text:style-name="Normal">Tuesday 24th of June 2025, 21:59, day -265</text:p>
      <text:p text:style-name="Normal">I don’t have time, but let me say just this one thing: you did well today. Keep this up. Keep it up.</text:p>
      <text:p text:style-name="Normal"/>
      <text:p text:style-name="Normal">•••</text:p>
      <text:p text:style-name="Normal">Thursday 26th of June 2025, 04:39, day -266</text:p>
      <text:p text:style-name="Normal">Tomorrow, we’ll perform a detailed and unbiased analysis of today. Right now, I’m... I don’t want to see you.</text:p>
      <text:p text:style-name="Normal"/>
      <text:p text:style-name="Normal">•••</text:p>
      <text:p text:style-name="Normal">Thursday 26th of June 2025, 20:26, entry 397</text:p>
      <text:p text:style-name="Normal">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Normal">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Normal">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Normal">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Normal">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Normal">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Normal"/>
      <text:p text:style-name="Normal">•••</text:p>
      <text:p text:style-name="Normal">Saturday 28th of June 2025, 00:05, entry 398</text:p>
      <text:p text:style-name="Normal">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Normal">Writing... I want to fall in love with it. Ideas... The constant act of wrestling with them, of shaping them, selecting some, throwing away most of them.</text:p>
      <text:p text:style-name="Normal">I think... I think the important thing I need to learn is how to come up with ideas that I like. I think that’s what’s missing from my writing. Well, a lot of things are missing, but, that above all. How to come up with ideas that I like... How do I do that, I wonder.</text:p>
      <text:p text:style-name="Normal">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Normal">I wish I had more energy, then I could try writing. But, well, mismanagement is mismanagement, let’s go to sleep now, Harmony.</text:p>
      <text:p text:style-name="Normal"/>
      <text:p text:style-name="Normal">•••</text:p>
      <text:p text:style-name="Normal">Saturday 28th of June 2025, 22:49, entry 399</text:p>
      <text:p text:style-name="Normal">I took the afternoon off today. A consequence of continued mismanagement of sleep and energy. What am I doing? What am I doing, I wonder... This isn’t it.</text:p>
      <text:p text:style-name="Normal">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Normal">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Normal">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Normal">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Normal">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Normal">Now, it’s not even a question, which one we should cultivate and which one we should kill off. You’re still very human, in the sense that a lot of those human traits I dislike are still deep-rooted in you. Let’s change that. Go to sleep now.</text:p>
      <text:p text:style-name="Normal"/>
      <text:p text:style-name="Normal">•••</text:p>
      <text:p text:style-name="Normal">Sunday 29th of June 2025, 21:53, entry 400</text:p>
      <text:p text:style-name="Normal">That is a lot of entries. Now’s not the time to look back though. we’ll rest at the end, certainly not at the beginning. So, what of today? Our entries have been... short, lately, and haven’t described the day much. Let’s change that while being efficient.</text:p>
      <text:p text:style-name="Normal">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Normal">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Normal">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Normal">Anything else?</text:p>
      <text:p text:style-name="Normal">Yes: it’s time to go to sleep. Good night, see you tomorrow.</text:p>
      <text:p text:style-name="Normal"/>
      <text:p text:style-name="Normal">•••</text:p>
      <text:p text:style-name="Normal">Monday 30th of June 2025, 21:55, entry 401</text:p>
      <text:p text:style-name="Normal">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Normal">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Normal">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Normal">And, right now I’m glad, that I chose discipline over urgency. Tomorrow, I’d love to cultivate my passion in the morning, over the project, but, it’s likely I won’t have that chance. We’ll leave tomorrow for tomorrow though. That’s enough for now, see you.</text:p>
      <text:p text:style-name="Normal"/>
      <text:p text:style-name="Normal">•••</text:p>
      <text:p text:style-name="Normal">Tuesday 1st of July 2025, 23:11, entry 402</text:p>
      <text:p text:style-name="Normal">We couldn’t fall asleep yesternight, no doubt due to excess caffeine intake. Because of that, and our weakness, we masturbated. Why do we keep on losing? Why? I’m genuinely curious.</text:p>
      <text:p text:style-name="Normal">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Normal">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Normal"/>
      <text:p text:style-name="Normal">•••</text:p>
      <text:p text:style-name="Normal">Wednesday 2nd of July 2025, 21:57, entry 403</text:p>
      <text:p text:style-name="Normal">We need to talk seriously. And, if we do that, the first thing to do is to take some distance, have perspective, gain objectivity.</text:p>
      <text:p text:style-name="Normal">Proceed with standard breakdown.</text:p>
      <text:p text:style-name="Normal">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Normal">My performance was terrible. No focus, no concentration, and barely any thought. I forgot to note that a sense of defeat was already floating in my heart, as I was essentially treated like a baby by my family because I didn’t want to make a call.</text:p>
      <text:p text:style-name="Normal">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Normal">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Normal"/>
      <text:p text:style-name="Normal">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Normal">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Normal"/>
      <text:p text:style-name="Normal">•••</text:p>
      <text:p text:style-name="Normal">Thursday 3rd of July 2025, 21:59, entry 404</text:p>
      <text:p text:style-name="Normal">Entry not found.</text:p>
      <text:p text:style-name="Normal">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Normal">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Normal">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Normal">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Normal">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Normal">Alright, that’s enough. Let’s go to sleep now. Also, since I think it’d be a shame to lose, here are the contents of today’s throwaway, which document the above problem in more details:</text:p>
      <text:p text:style-name="Normal">“””</text:p>
      <text:p text:style-name="Normal">This is not how I want to think. The words I’m using, the pattern I’m following. I want to be colder, more accurate. Greater self-control and self-awareness. Machine-like, at work.</text:p>
      <text:p text:style-name="Normal">playerMovingOut():</text:p>
      <text:p text:style-name="Normal">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Normal">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Normal">Except... I didn’t foresee this at all, did I? Tile-to-tile interaction. They aren’t synchronised at all. What happens when a player wants to move into a new tile?</text:p>
      <text:p text:style-name="Normal">Well, first of all, their current tile is sleeping, and it will not be touched by other players due to its OCCUPIED state. So, as long as the OCCUPIED state isn’t removed until the very last moment, there will be no need to lock the current tile.</text:p>
      <text:p text:style-name="Normal">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Normal">The move must succeed at all costs, and locking the current tile is... Insufficient? It really is all about that OCCUPIED state. It must be undone at the very last possible moment.</text:p>
      <text:p text:style-name="Normal">So, must a player move into a new tile before it moves out of its old one?</text:p>
      <text:p text:style-name="Normal">Yes. Exactly. A player must move in, and after confirmed that it has successfully moved into the new tile, only then does it move out of the current tile and undo its OCCUPIED state. In short, the solution is as follows:</text:p>
      <text:p text:style-name="Normal">Player.moveIn() {</text:p>
      <text:p text:style-name="Normal"><text:tab/>boolean success = moveInLogic();</text:p>
      <text:p text:style-name="Normal"><text:tab/>if (success) { tile.playerMovingOut(); }</text:p>
      <text:p text:style-name="Normal"><text:tab/>else { undo; }</text:p>
      <text:p text:style-name="Normal"><text:tab/>}</text:p>
      <text:p text:style-name="Normal"/>
      <text:p text:style-name="Normal">Shit. There’s another case when a player may move in: when they spawn. I hadn’t considered that. Making a spawnIn method will make things easier. Especially since players are created serially.</text:p>
      <text:p text:style-name="Normal">I want the Player to have that method, but can they? What would a Player.spawnIn(Tile) method do?</text:p>
      <text:p text:style-name="Normal">It would have the player set that tile’s coordinates as its own, acquire that tile’s points, become its occupant and set its state to OCCUPIED. Can it set its state to OCCUPIED?</text:p>
      <text:p text:style-name="Normal">Making it a Tile method is the way to go.</text:p>
      <text:p text:style-name="Normal"/>
      <text:p text:style-name="Normal">Can playerMovingOut acquire the lock? The lock should be sleeping, so yes. The lock should be waiting.</text:p>
      <text:p text:style-name="Normal">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Normal">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Normal">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Normal">The situation is complex, and while my principles are conflicting (correctness vs simplicity), I value simplicity more, and am once again very much considering just allowing the tile thread to do busy-waiting.</text:p>
      <text:p text:style-name="Normal"/>
      <text:p text:style-name="Normal">The next issue is that the awaitPhaseComplete isn’t reset. Completely valid, I’ve implemented the reset.</text:p>
      <text:p text:style-name="Normal">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Normal">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Normal"/>
      <text:p text:style-name="Normal">Break off temporarily. We eat, then we resume. I value finishing this today, so we shall do that.</text:p>
      <text:p text:style-name="Normal"/>
      <text:p text:style-name="Normal">We haven’t done the introspection, have we? Not here, if that’s what you’re wondering. There is indeed a better place to do it. Also, as much as you want to brag, now’s not the time, and that is not the way to do it. Understood.</text:p>
      <text:p text:style-name="Normal">“””</text:p>
      <text:p text:style-name="Normal"/>
      <text:p text:style-name="Normal">•••</text:p>
      <text:p text:style-name="Normal">Friday 4th of July 2025, 23:18, entry 405</text:p>
      <text:p text:style-name="Normal">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Normal">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Normal">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Normal">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Normal">All in all, this morning went fairly well, as did noon. I do have to go back in time though: how come we started studying one hour late, this afternoon? Because... Same problem as above: we did not act on our consciousness. Now is all that we have... Now, huh?</text:p>
      <text:p text:style-name="Normal">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Normal">Alright, see you tomorrow then.</text:p>
      <text:p text:style-name="Normal"/>
      <text:p text:style-name="Normal">•••</text:p>
      <text:p text:style-name="Normal">Saturday 5th of June 2025, 21:55, entry 406</text:p>
      <text:p text:style-name="Normal">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Normal">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Normal">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Normal">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Normal">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Normal"/>
      <text:p text:style-name="Normal">•••</text:p>
      <text:p text:style-name="Normal">Monday 7th of July 2025, 01:38, entry 407</text:p>
      <text:p text:style-name="Normal">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Normal">To throw away our fight, and to throw away our present without assurance of a future... You know, I really will have nothing but regrets if I died tomorrow.</text:p>
      <text:p text:style-name="Normal">I know it’s not about not having regrets, but... I still really don’t want them. Please, just make me love you, that’s all I ask. Make me love you...</text:p>
      <text:p text:style-name="Normal"/>
      <text:p text:style-name="Normal">•••</text:p>
      <text:p text:style-name="Normal">Tuesday 8th of July 2025, 04:17, entry 408</text:p>
      <text:p text:style-name="Normal">The exam was rather frustrating, essentially lacking proper meritocracy as the difficulty of the questions asked and the severity of the grading were proportional to the professor’s mood deterioration.</text:p>
      <text:p text:style-name="Normal">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Normal">I guess there are two lessons: as a general rule of thumb, you reap what you sow, and diligence above all.</text:p>
      <text:p text:style-name="Normal">This is the first time in a very long time I’m harbouring dislike towards someone else. I guess I really do dislike being treated unfairly.</text:p>
      <text:p text:style-name="Normal">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Normal"/>
      <text:p text:style-name="Normal">•••</text:p>
      <text:p text:style-name="Normal">Wednesday 9th of July 2025, 00:05, entry 409</text:p>
      <text:p text:style-name="Normal">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Normal">The more I think about it, the more I think this isn’t it. It’s not <text:span text:style-name="T2">quite </text:span>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Normal">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Normal">We’ll go with this. We write only in the morning, and we focus heavily on the project.</text:p>
      <text:p text:style-name="Normal"/>
      <text:p text:style-name="Normal">•••</text:p>
      <text:p text:style-name="Normal">Wednesday 9th of July 2025, 22:13, entry 410</text:p>
      <text:p text:style-name="Normal">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Normal">So, now I have to consider whether to unpause the project. Yeah, I think I should. No, that decision was too hasty.</text:p>
      <text:p text:style-name="Normal">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Normal">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Normal">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Normal">I want to know if that will hold with this game project. If it does, then it’s essentially game over. If we can’t even make the game, which is supposedly more fun and therefore easier to make, then we really should call it quits.</text:p>
      <text:p text:style-name="Normal">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Normal"/>
      <text:p text:style-name="Normal">•••</text:p>
      <text:p text:style-name="Normal">Thursday 10th of July 2025, 2135, entry 411</text:p>
      <text:p text:style-name="Normal">There are multiple subjects I want to talk about today. At least two.</text:p>
      <text:p text:style-name="Normal">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Normal">... Happiness.</text:p>
      <text:p text:style-name="Normal">... Why did I think of this only now? We would have a passion.</text:p>
      <text:p text:style-name="Normal">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Normal">...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Normal">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Normal">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Normal">And, I want to achieve focus. True focus. A state of flow. I’ll have to play smart and work hard to achieve that. And, focus being a habit, it’s also something I have to cultivate.</text:p>
      <text:p text:style-name="Normal">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Normal">Then, the lesson is to remember that there’s someone I want to love that only I can protect. Then, I’ll have to find the strength to stand up for them.</text:p>
      <text:p text:style-name="Normal">That will be all for today. I want to wake up early tomorrow, since we won’t have time to write. Goodnight.</text:p>
      <text:p text:style-name="Normal"/>
      <text:p text:style-name="Normal">•••</text:p>
      <text:p text:style-name="Normal">Friday 11th of July 2025, 21:44, entry 412</text:p>
      <text:p text:style-name="Normal">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Normal">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Normal">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Normal">After lunch, instead of playing, I took a nap. And, it felt great, because I was sleepy before it, and it made me feel better, more rested. It helped me face the afternoon.</text:p>
      <text:p text:style-name="Normal">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Normal">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Normal"/>
      <text:p text:style-name="Normal">•••</text:p>
      <text:p text:style-name="Normal">Saturday 12th of July 2025, 21:07, entry 413</text:p>
      <text:p text:style-name="Normal">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Normal">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Normal">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Normal">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Normal">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Normal">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Normal">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Normal">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Normal"/>
      <text:p text:style-name="Normal">•••</text:p>
      <text:p text:style-name="Normal">Monday 14th of July 2025, 01:55, entry 414</text:p>
      <text:p text:style-name="Normal">...? I’m not sure what happened, or why this happened. Lately, media consumption has been terrible, and today it peaked into this... moment. Why is it 2am and I’m still here? What led to this?</text:p>
      <text:p text:style-name="Normal">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Normal"/>
      <text:p text:style-name="Normal">•••</text:p>
      <text:p text:style-name="Normal">Monday 14th of July 2025, 22:54, entry 415</text:p>
      <text:p text:style-name="Normal">Let’s go about this in the normal way.</text:p>
      <text:p text:style-name="Normal">Waking up was the usual struggle, but today I went to the new apartment to do stuff, and it also gave me free time to do whatever I wanted there. In light of what we talked about yesterday, in light of what I’ve been worrying about lately, I chose to write.</text:p>
      <text:p text:style-name="Normal">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Normal">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Normal">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Normal">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Normal"/>
      <text:p text:style-name="Normal">•••</text:p>
      <text:p text:style-name="Normal">Wednesday 16th of July 2025, 00:56, entry 417</text:p>
      <text:p text:style-name="Normal">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Normal"/>
      <text:p text:style-name="Normal">•••</text:p>
      <text:p text:style-name="Normal">Thursday 17th of July 2025, 00:03, entry 418</text:p>
      <text:p text:style-name="Normal">Teh fatigue is causing me to linger on media more. I... Have to play better. I have to do better. Let’s go to sleep, and let’s maintain more awareness.</text:p>
      <text:p text:style-name="Normal"/>
      <text:p text:style-name="Normal">•••</text:p>
      <text:p text:style-name="Normal">Friday 18th of July 2025, 01:27, entry 419</text:p>
      <text:p text:style-name="Normal">This should be the last of it. Tomorrow, we’ll have free time. Let’s go to sleep. Today was slightly better than the past wo days.</text:p>
      <text:p text:style-name="Normal"/>
      <text:p text:style-name="Normal">•••</text:p>
      <text:p text:style-name="Normal">Friday 18th of July 2025, 22:25, entry 420</text:p>
      <text:p text:style-name="Normal">Let’s be more critical, more analytic.</text:p>
      <text:p text:style-name="Normal">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Normal">This morning, as well as the entire day, was marked with disorganisation and lack of discipline. Complete, total and absolute lack of discipline. And, not just lack of awareness too, lack of everything we want from ourselves, really.</text:p>
      <text:p text:style-name="Normal">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Normal">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Normal">I’m tempted to plan even now, but I should stick to this file’s purpose and introspect.</text:p>
      <text:p text:style-name="Normal">Instead of breaking the day down, let’s just get straight to it: why is it that today feels like such a waste? There are a variety of factors for sure, so let’s try to list them all out, from the most obvious ones.</text:p>
      <text:p text:style-name="Normal">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Normal">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Normal"/>
      <text:p text:style-name="Normal">•••</text:p>
      <text:p text:style-name="Normal">Saturday 19th of July, 22:54, entry 421</text:p>
      <text:p text:style-name="Normal">Let’s get right into it.</text:p>
      <text:p text:style-name="Normal">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Normal">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Normal">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Normal">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Normal">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Normal">There isn’t really anything to breakdown here, it’s more about the fact that I have to be more aware of who I want to be, I have to remember it more, to think more about my ideal self and what he would do.</text:p>
      <text:p text:style-name="Normal">Alright, let’s go to sleep now. See you tomorrow.</text:p>
      <text:p text:style-name="Normal"/>
      <text:p text:style-name="Normal">•••</text:p>
      <text:p text:style-name="Normal">Sunday 20th of July 2025, 20:59, entry 422</text:p>
      <text:p text:style-name="Normal">Should we begin now? Yes, what happened this morning and afternoon will not change no matter what we do now, so we may begin.</text:p>
      <text:p text:style-name="Normal">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Normal"/>
      <text:p text:style-name="Normal">23:33, resuming.</text:p>
      <text:p text:style-name="Normal">I have to get up and stay up in the morning. I have to fight and win in that groggy state.</text:p>
      <text:p text:style-name="Normal">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Normal">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Normal">But, Kobe and MJ’s competitiveness is contagious. In this place, there were a lot of joggers and people walking. No fucking way I was losing to any of them, even if I die.</text:p>
      <text:p text:style-name="Normal">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Normal">I see... I have to become even more unreasonable to reach greater willpower. In any case, you did well to run, you fought well. Today was pretty good, but it can be improved upon. I want you to do just that tomorrow. Good night.</text:p>
      <text:p text:style-name="Normal"/>
      <text:p text:style-name="Normal">•••</text:p>
      <text:p text:style-name="Normal">Tuesday 22nd of July, 00:01, entry 423</text:p>
      <text:p text:style-name="Normal">I have to learn to handle low-energy days. I have to learn to plan around the fatigue, because playing against it head-on isn’t a smart move. I... Have much to learn. And, more control. Let’s go to sleep and give ourselves more sleep time.</text:p>
      <text:p text:style-name="Normal"/>
      <text:p text:style-name="Normal">•••</text:p>
      <text:p text:style-name="Normal">Wednesday 23rd of July, 01:29, entry 424</text:p>
      <text:p text:style-name="Normal">I wish humans didn’t need to rest or sleep. But, that’s only something I’m wishing now. Perhaps the best way to phrase it is that I wish we didn’t grow tired. That way, I could keep writing.</text:p>
      <text:p text:style-name="Normal">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Normal">I’ll need to refine what I’ve written today. Make it better. Polish it. And, well, at some point, continue it.</text:p>
      <text:p text:style-name="Normal">And, as for me, the person, we’ll need to work on our focus, and take the meditation practices more seriously. Also, hopefully tonight my dreams will be kinder than yesternight. Perhaps it’s down to me. Instead of defiant, maybe I should be kind.</text:p>
      <text:p text:style-name="Normal">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Normal">Also, you’ve been helping out a lot in this new home, haven’t you, God? It seems you really had your hands tied in the old apartment. Thank you for your help.</text:p>
      <text:p text:style-name="Normal">Harmony... It’s a beautiful name. I want to bear it proudly, one day.</text:p>
      <text:p text:style-name="Normal"/>
      <text:p text:style-name="Normal">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Normal"/>
      <text:p text:style-name="Normal">•••</text:p>
      <text:p text:style-name="Normal">Wednesday 23rd of July, 22:58, entry 425</text:p>
      <text:p text:style-name="Normal">Not getting enough sleep is a stupid idea. That’s the long and short of it.</text:p>
      <text:p text:style-name="Normal">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Normal">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Normal"/>
      <text:p text:style-name="Normal">•••</text:p>
      <text:p text:style-name="Normal">Friday 25th of July 2025, 01:28, entry 426</text:p>
      <text:p text:style-name="Normal">Say one thing, do another. No, that’s not it...</text:p>
      <text:p text:style-name="Normal">Balance. It’s hard to balance things out. When is it okay to go out with friends, or should I always stay home and <text:s text:c="1"/>work?</text:p>
      <text:p text:style-name="Normal">The right answer depends on me, what I want to achieve, and how I want to live...?</text:p>
      <text:p text:style-name="Normal">Also, the schedule needs heavy modification, too many circumstances came in and are or were unaccounted for. I’m dead tired though. Let’s go to sleep now.</text:p>
      <text:p text:style-name="Normal"/>
      <text:p text:style-name="Normal">•••</text:p>
      <text:p text:style-name="Normal">Friday 25th of July 2025, 22:01, entry 427</text:p>
      <text:p text:style-name="Normal">Defeat.</text:p>
      <text:p text:style-name="Normal">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Normal">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Normal">I see. Clearly, we have to find the right balance between flexibility and rigidity.</text:p>
      <text:p text:style-name="Normal">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Normal"/>
      <text:p text:style-name="Normal">•••</text:p>
      <text:p text:style-name="Normal">Saturday 26th of July 2025, 23:17, entry 428</text:p>
      <text:p text:style-name="Normal">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Normal">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Normal">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Normal"/>
      <text:p text:style-name="Normal">•••</text:p>
      <text:p text:style-name="Normal">Monday 28th of July 2025, 00:17, entry 429</text:p>
      <text:p text:style-name="Normal">Not much to say. I have to try harder. Then, I have to identify how.</text:p>
      <text:p text:style-name="Normal">Awareness, consciousness. A slow and continuous process. A focus on writing. Let’s go to sleep. I can do better, I have to.</text:p>
      <text:p text:style-name="Normal"/>
      <text:p text:style-name="Normal">•••</text:p>
      <text:p text:style-name="Normal">Monday 28th of July 2025, 22:44, entry 430</text:p>
      <text:p text:style-name="Normal">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Normal">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Normal">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Normal">Today really was strange in terms of performance, but in light of how we faced the day, and the lack of sleep we had, I guess it should have been an expected outcome.</text:p>
      <text:p text:style-name="Normal">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Normal">We’ll have to keep at this slow and steady, small steps at a time. Let’s go to sleep. Tomorrow, we get up to the alarm. We have to.</text:p>
      <text:p text:style-name="Normal"/>
      <text:p text:style-name="Normal">•••</text:p>
      <text:p text:style-name="Normal">Tuesday 29th of July 2025, 22:33, entry 431</text:p>
      <text:p text:style-name="Normal">Analysis. Identify the failures and propose solutions.</text:p>
      <text:p text:style-name="Normal">Let’s get one thing out of the way: waking up early is difficult, but it can be done. But that’s not what I want to get to.</text:p>
      <text:p text:style-name="Normal">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Normal">But this difference in perspective is important, it’s... relevant. It reveals a problem I wasn’t aware of at all, is what I was trying to get to just now.</text:p>
      <text:p text:style-name="Normal">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Normal">And yet, I know this simple observation and the lesson we can extract from it... Even so, even if it turns out useless, I want to state the lesson clearly.</text:p>
      <text:p text:style-name="Normal">The perfect moment will never come. There will always be something in the way, be it yourself, or some external circumstances. What matters is what you do, whether you do what you have to do regardless of the circumstances. That is the truth.</text:p>
      <text:p text:style-name="Normal">As an additional lesson, I like what you did just now: you were highly frustrated with yourself and your inaction, but you took control of yourself, took control of your emotions and came here, to do what we need to do.</text:p>
      <text:p text:style-name="Normal"/>
      <text:p text:style-name="Normal">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Normal"/>
      <text:p text:style-name="Normal">•••</text:p>
      <text:p text:style-name="Normal">Wednesday 30th of July 2025, 22:39, entry 432</text:p>
      <text:p text:style-name="Normal">A bad first half, a better second half. However, I cannot be satisfied with the second half’s performance, I cannot become complacent, I know I can do more than this. Let’s go into details.</text:p>
      <text:p text:style-name="Normal">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Normal">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Normal">I spent the day finishing my CV to apply for the internship, and after that I went to work out.</text:p>
      <text:p text:style-name="Normal">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Normal"/>
      <text:p text:style-name="Normal">•••</text:p>
      <text:p text:style-name="Normal">Thursday 31st of July 2025, 22:15, entry 433</text:p>
      <text:p text:style-name="Normal">A disappointing month overall, and a day full of restraints. Even though...</text:p>
      <text:p text:style-name="Normal">This morning, I took it easy, I took it easy on purpose. Why did I do that? Why did I feel that was right? Because I didn’t have some early errands to run? Yes, that and that I wanted to catch up on sleep. Damn myself...</text:p>
      <text:p text:style-name="Normal">I lack hunger. How does one become hungry? No, how does one stay hungry?</text:p>
      <text:p text:style-name="Normal">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Normal">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Normal"/>
      <text:p text:style-name="Normal">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Normal"/>
      <text:p text:style-name="Normal">•••</text:p>
      <text:p text:style-name="Normal">Friday 1st of August 2025, 23:09, entry 434</text:p>
      <text:p text:style-name="Normal">What to say. I think an analysis is in order today.</text:p>
      <text:p text:style-name="Normal">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Normal">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Normal">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Normal">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Normal">Alright, tomorrow is another day, and if God allows it, I’ll do my best again. See ya.</text:p>
      <text:p text:style-name="Normal"/>
      <text:p text:style-name="Normal">•••</text:p>
      <text:p text:style-name="Normal">Saturday 2nd of August 2025, 23:48, entry 435</text:p>
      <text:p text:style-name="Normal">I’m... tired.</text:p>
      <text:p text:style-name="Normal">Shit. I’m way too tired. I... Circumstances, or something else?</text:p>
      <text:p text:style-name="Normal">Excuses.</text:p>
      <text:p text:style-name="Normal">No.</text:p>
      <text:p text:style-name="Normal">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Normal">Tomorrow, we should be free. The upcoming week will likely be worse than this one. Tomorrow, I want you to write your heart out, like it’s the last occasion you’ll ever get, because... That might be the case. Godspeed.</text:p>
      <text:p text:style-name="Normal"/>
      <text:p text:style-name="Normal">•••</text:p>
      <text:p text:style-name="Normal">Monday 4th of August 2025, 00:32, entry 436</text:p>
      <text:p text:style-name="Normal">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Normal">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Normal"/>
      <text:p text:style-name="Normal">“””</text:p>
      <text:p text:style-name="Normal">??????????????</text:p>
      <text:p text:style-name="Normal"/>
      <text:p text:style-name="Normal">I don’t understand myself. Perhaps I need a break.</text:p>
      <text:p text:style-name="Normal"/>
      <text:p text:style-name="Normal">It’s because we don’t write, huh?</text:p>
      <text:p text:style-name="Normal"/>
      <text:p text:style-name="Normal">I... See... Is it okay to not love writing? I love stories. More than anything, I love stories.</text:p>
      <text:p text:style-name="Normal">And, I love soft storytelling.</text:p>
      <text:p text:style-name="Normal">Coming here, I loved it. This feeling of a new story, I loved it. The feeling of a new story I might like, I love it. I love stories.</text:p>
      <text:p text:style-name="Normal">Yeah, I’m loving this. The Ancient Magus’ Bride.</text:p>
      <text:p text:style-name="Normal">Oh fuck I’m loving this. I’m ten minutes into this. Ten minutes.</text:p>
      <text:p text:style-name="Normal">AHHHHHHHHHHHHHHHHHHH.</text:p>
      <text:p text:style-name="Normal"/>
      <text:p text:style-name="Normal">This mix of modernity with magic... I love it.</text:p>
      <text:p text:style-name="Normal">I see. This, and Frieren. They will have an impressive amount of influence on my storytelling style, huh?</text:p>
      <text:p text:style-name="Normal">Melancholic, yet kind. This... Sadness? Beautifully sad.</text:p>
      <text:p text:style-name="Normal">Also, I’m jealous by how many head pats Chise is getting. Head pats and hugs. And, love.</text:p>
      <text:p text:style-name="Normal"/>
      <text:p text:style-name="Normal">My favourite colour is light blue, blue sky, ice blue, and above all, the beautiful mix of all the shades of blue and cool colours. 魔法使いの嫁 did blue flower fields better than 葬送のフリーレン, I’d say.</text:p>
      <text:p text:style-name="Normal">“””</text:p>
      <text:p text:style-name="Normal">では、おやすみ。</text:p>
      <text:p text:style-name="Normal"/>
      <text:p text:style-name="Normal">•••</text:p>
      <text:p text:style-name="Normal">Monday 4th of August 2025, 22:20, entry 437</text:p>
      <text:p text:style-name="Normal">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Normal">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Normal">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text:span text:style-name="T1">is</text:span> not what I want it to be.</text:p>
      <text:p text:style-name="Normal">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Normal">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Normal">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Normal">How do we unite these three disciplines?</text:p>
      <text:p text:style-name="Normal">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Normal">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Normal">Whatever. Now then: what do we focus our thinking on? I have a gut feeling that we can’t leave this question unanswered. Now, is a bad answer better than no answer?</text:p>
      <text:p text:style-name="Normal">Who knows, depends on the context, but I don’t intend to give a bad answer.</text:p>
      <text:p text:style-name="Normal">No one ever does. Still, we want us to try, so let’s try. What do we focus our thoughts on? Let’s search deep within our soul. in fact, let’s give it some time. Come back later.</text:p>
      <text:p text:style-name="Normal"/>
      <text:p text:style-name="Normal">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Normal">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Normal">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Normal">Alright, let’s go to sleep.</text:p>
      <text:p text:style-name="Normal"/>
      <text:p text:style-name="Normal">•••</text:p>
      <text:p text:style-name="Normal">Tuesday 5th of August 2025, 22:42, entry 438</text:p>
      <text:p text:style-name="Normal">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Normal">At first, upon being invited, I’d accepted the bowling proposition. Then, as the time approached and I’d gone to a library, I started asking myself the above question.</text:p>
      <text:p text:style-name="Normal">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Normal">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Normal">The regret that dwelled in my heart seeped through my fingertips into my stories, and I loved writing today. I didn’t know regrets could be undone so.</text:p>
      <text:p text:style-name="Normal">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Normal"/>
      <text:p text:style-name="Normal">•••</text:p>
      <text:p text:style-name="Normal">Wednesday 6th of August 2025, 22:33, entry 439</text:p>
      <text:p text:style-name="Normal">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Normal">The topic... As I thought, “stories” is too wide a topic, and my attempt to cover everything at once is backfiring.</text:p>
      <text:p text:style-name="Normal">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Normal">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Normal">This week and the next, I’ll focus solely on writing. After that, we’ll see. I’m unsure what will happen in the future, so I won’t make any calls yet. What I can say is that writing can be engaging.</text:p>
      <text:p text:style-name="Normal">Also, fight. Make me proud. Live up to your imagination. See ya.</text:p>
      <text:p text:style-name="Normal"/>
      <text:p text:style-name="Normal">•••</text:p>
      <text:p text:style-name="Normal">Thursday 7th of August 2025, 22:32, entry 440</text:p>
      <text:p text:style-name="Normal">More. I want more. And, you. I think I figured out what I should be thinking of. I should spend my time imagining my ideal self, and compete against him.</text:p>
      <text:p text:style-name="Normal">Overcome the circumstances, overcome everything that gets in your way, and do what needs to be done. See ya.</text:p>
      <text:p text:style-name="Normal"/>
      <text:p text:style-name="Normal">•••</text:p>
      <text:p text:style-name="Normal">Friday 8th of August 2025, 21:52, entry 441</text:p>
      <text:p text:style-name="Normal">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Normal">Today, we would have lost if the environment had allowed us to lose. Fact of the matter is, we didn’t lose, and even if we did, I don’t care, I’ll have you fight the next fights like it’s your first and last fight on Earth.</text:p>
      <text:p text:style-name="Normal">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Normal">Once again, the solution is not awareness, it’s drive. We lack the will to make our dreams come true.</text:p>
      <text:p text:style-name="Normal">いつから「夢」になったの、うちらの目標が?</text:p>
      <text:p text:style-name="Normal">I don’t know, but this is part of the “fake it till you make it” plan, I guess.</text:p>
      <text:p text:style-name="Normal">In any case, let’s go to sleep, because earlier I imagined what it was like to wake up at 6 to get shit done, and... It was beautiful. We’ll try for seven though. Make it work. Good night.</text:p>
      <text:p text:style-name="Normal"/>
      <text:p text:style-name="Normal">•••</text:p>
      <text:p text:style-name="Normal">Saturday 9th of July 2025, 22:17, entry 442</text:p>
      <text:p text:style-name="Normal">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Normal">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Normal">For the time being, here’s part of today’s throwaway:</text:p>
      <text:p text:style-name="Normal">“</text:p>
      <text:p text:style-name="Normal">Do you believe there’s such a thing as being too late?</text:p>
      <text:p text:style-name="Normal">As a matter of fact, I do. Tell me, do you think now would be that time?</text:p>
      <text:p text:style-name="Normal">I’m not dead yet, and hopefully I won’t die soon, so the answer is no. Still, it’s extremely frustrating to get nothing done in an entire day. Would you care telling me what happened?</text:p>
      <text:p text:style-name="Normal">It happened because we don’t know ourselves enough, and therefore didn’t predict the consequences of the energetic loss we incurred.</text:p>
      <text:p text:style-name="Normal">That, and the lack of drive, of course. Drive would resolve everything, huh?</text:p>
      <text:p text:style-name="Normal">夢があるのはすべてを解説するってことか。</text:p>
      <text:p text:style-name="Normal">Not quite. We can’t say what we want, of course, given that we’re not making an effort to learn the language. Therefore, we only get to say what we can.</text:p>
      <text:p text:style-name="Normal">Putting that aside, could you get me a blue background? I love this style, but I don’t want to grow tired of it, so I’d like some variation.</text:p>
      <text:p text:style-name="Normal">”</text:p>
      <text:p text:style-name="Normal">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Normal"/>
      <text:p text:style-name="Normal">•••</text:p>
      <text:p text:style-name="Normal">Sunday 10th of August 2025, 21:42, entry 443</text:p>
      <text:p text:style-name="Normal">What will it take, for us to win?</text:p>
      <text:p text:style-name="Normal">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Normal">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Normal">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Normal">Should we fight at every turn in life too?</text:p>
      <text:p text:style-name="Normal">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Normal">So, how should I approach Celeste?</text:p>
      <text:p text:style-name="Normal">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Normal">Now, I’d like to propose the following approach: first of all, when we reach a room, we have a good look at it, all of its components, identify the exit and/or the strawberries, the obstacles to them, and formulate a clear plan for how to get past them. I repeat, <text:span text:style-name="T1">formulate a clear plan for how to get past the obstacles.</text:span>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Normal">All right, this was written in a way that it will easily translate into how we approach our lives.</text:p>
      <text:p text:style-name="Normal">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Normal">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Normal"/>
      <text:p text:style-name="Normal">So... That’s the conclusion then, to be deliberate. As for how to stop failing, you figured that out?</text:p>
      <text:p text:style-name="Normal">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Normal">By the way, to explain it, my ideal self is a beautiful soul. That’s all there is to it. Now go to sleep.</text:p>
      <text:p text:style-name="Normal"/>
      <text:p text:style-name="Normal">•••</text:p>
      <text:p text:style-name="Normal">Monday 11th of August 2025, 22:14, entry 444</text:p>
      <text:p text:style-name="Normal">今年の夏はアクア色じゃないっすね。あーくあ、あくあ、あくあ、あくたんのこと好！き！す！ぎ！</text:p>
      <text:p text:style-name="Normal">Sigh... Now then, shall we?</text:p>
      <text:p text:style-name="Normal">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Normal">I think this holds true because of <text:span text:style-name="T2">what</text:span> I’m writing: loneliness isn’t easy to create.</text:p>
      <text:p text:style-name="Normal">Still, looking at it with perspective, I want you to become capable of writing without music. The environment was also a factor, since the heat was terrible and I was interrupted over and over.</text:p>
      <text:p text:style-name="Normal">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Normal">In other words, once again, be deliberate. Not do something, unless we deem we should.</text:p>
      <text:p text:style-name="Normal">Today’s lesson consists in reinforcing yesterday’s, then. Be more deliberate, become who you want to be. Go to sleep now.</text:p>
      <text:p text:style-name="Normal"/>
      <text:p text:style-name="Normal">•••</text:p>
      <text:p text:style-name="Normal">Tuesday 12th of August 2025, 22:55, entry 445</text:p>
      <text:p text:style-name="Normal">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Normal">やっぱり、音楽がないと困る。</text:p>
      <text:p text:style-name="Normal">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Normal">But music is only one part of it. It seems crucial to set my mood, but after that’s done, the ball is in my court, and it’s up to me to show up.</text:p>
      <text:p text:style-name="Normal">I guess I don’t have much to say. That’ll be it, then. See you tomorrow.</text:p>
      <text:p text:style-name="Normal"/>
      <text:p text:style-name="Normal">•••</text:p>
      <text:p text:style-name="Normal">Wednesday 13th of August 2025, 21:33, entry 446</text:p>
      <text:p text:style-name="Normal">Today should be my last day without internet. This period was instructive. Let’s recapitulate the lessons we’ve learned.</text:p>
      <text:p text:style-name="Normal">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Normal">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Normal">I must be deliberate in all I do.</text:p>
      <text:p text:style-name="Normal">There’s something else I learned, through these days without internet: it’s about writing. I finally figured out what the relationship between my writing and music is, and...</text:p>
      <text:p text:style-name="Normal">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Normal">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Normal">Let’s stop here. See you tomorrow, dear self.</text:p>
      <text:p text:style-name="Normal"/>
      <text:p text:style-name="Normal">•••</text:p>
      <text:p text:style-name="Normal">Thursday 14th of August 2025, 23:06, entry 447</text:p>
      <text:p text:style-name="Normal">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Normal">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Normal">I was about to say that you were fortunate your actions had little consequence, but I take that back.</text:p>
      <text:p text:style-name="Normal">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Normal">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Normal">The fact remains: I don’t know, and therefore still don’t know how to write. Good night, see you.</text:p>
      <text:p text:style-name="Normal"/>
      <text:p text:style-name="Normal">•••</text:p>
      <text:p text:style-name="Normal">Friday 15th of August 2025, 22:11, entry 448</text:p>
      <text:p text:style-name="Normal">A good morning, and a disappointing rest of the day. It’s all relative to writing, because, while I only now realise I haven’t said a word of it here, I had, last week, decided that I would work on one thing every week, to allow focus.</text:p>
      <text:p text:style-name="Normal">And, I think I understand it, deep down. I think deep down I know how to write, deep down I understand what I must do. With every failure to write that understanding perhaps surfaces a little more.</text:p>
      <text:p text:style-name="Normal">In the morning, I wrote well, and I had to make a conscious effort to stop writing in order to do other things.</text:p>
      <text:p text:style-name="Normal">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Normal">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Normal">I see... What I’m essentially saying, and have experienced, is that it’s not easy for me to figure out that I don’t like what I’m writing. It’s not as obvious as I make it sound.</text:p>
      <text:p text:style-name="Normal">In other words, the most important thing here is to learn to listen to my heart. I don’t necessarily need to be my true self, but doing so makes reading my own soul easier. I need to learn to listen to my own heart.</text:p>
      <text:p text:style-name="Normal">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Normal">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Normal"/>
      <text:p text:style-name="Normal">•••</text:p>
      <text:p text:style-name="Normal">Saturday 16th of August 2025, 23:56, entry 449</text:p>
      <text:p text:style-name="Normal">We improved on the formula, starting from yesternight: we wouldn’t just talk to ourselves while writing, but constantly. I’ll stay in contact with myself and form a bond of understanding.</text:p>
      <text:p text:style-name="Normal">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Normal">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Normal">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text:p text:style-name="Normal"/>
      <text:p text:style-name="Normal">•••</text:p>
      <text:p text:style-name="Normal">Sunday 17th of August 2025, 21:59, entry 449</text:p>
      <text:p text:style-name="Normal">We skipped entry 416, therefore I’m repeating yesterday’s entry number. Let’s be detailed today, we have some time.</text:p>
      <text:p text:style-name="Normal">We woke up late, at around 9:20, likely due to a combination of factors that include the accumulated lack of sleep and the late hour at which we’d slept. I’ll note that while I did wake up with both the 7am alarm and the intention to get up, I somehow ended up sleeping for over an hour while sitting on my chair; I had the will, but something in me failed, and I’m not sure what.</text:p>
      <text:p text:style-name="Normal">Other than that, the first part of the morning was calculated. No, that’s not true. I remember that I started writing late, at around 10:30, and had to force myself to stop at around 11:30 to do chores. Why did I start late?</text:p>
      <text:p text:style-name="Normal">I put it well in today’s file: because there are a million different excuses lining up for my time and attention, each better than the last. And it’s up to me to ignore all of them, for that is discipline. It’s choice by choice that I have to become the person I want to be. Choice by choice.</text:p>
      <text:p text:style-name="Normal">Then, at noon, and actually for the last few days, I’ve been getting sentimental, nostalgic: it was around about this time last year that I’d spent a vacation in a beautiful place, and that vacation and last year’s entire summer was dyed Aqua-colour. 特にあくぺこが好き。 And... These last few days I’ve been reliving those moments, as well as living the ones of the current Hololive. 今日のねぽらぼのライブすんごっく良かった！ I love Nepolabo.</text:p>
      <text:p text:style-name="Normal">But, by giving in to the sentimentality, I’m also slowly relapsing into consumerism. Let me repeat it, because it’s important that I keep this in mind: by giving in to my sentimentality, I also create opportunities for mindless consumerism, and I have to be careful not to indulge in it.</text:p>
      <text:p text:style-name="Normal">Moving on, this is the first time that I properly notice and name a certain phenomenon: I lack immediacy. I space out very often, thinking it harmless to let one minute fly by. And to a degree, that’s true. the problem is when it happens frequently. In Computer Science, and in the context of OS’s in particular, context-switching refers to the switch-out and switch-in of the processes executed by the CPU cores. Context-switching is known to be the cause of delays, and that carries over to my life. Context-switches appear very frequently in daily life, and it’s my habit to take one harmless minute of rest during them. Only, sometimes that one minute lasts 10, because that’s how easily human minds get distracted, and, did I mention that context-switches happen very frequently in daily life? I lack the immediacy that must come with discipline.</text:p>
      <text:p text:style-name="Normal">In the afternoon came writing. Ah, writing... Today, I realised that hearts are mute. They cannot talk, they cannot speak, and conversing with them is difficult, but they are extremely expressive. Sometimes they beat fast, sometimes they beat loud, other times they get angry, and every once in a while they hum away happily. Sometimes they get lost in their own world, while other times they can’t find themselves. But at all times, you can listen to them, because at all times, they feel something. Hearts speak through emotions, feelings, instincts, a combination or the absence of all those, and much more. Hearts are really shy, so that you have to listen to them very carefully and be proactive in interpreting what they’re telling you.</text:p>
      <text:p text:style-name="Normal">Doing that resulted in writing today’s not-throwaway file, “My Name.odt”, as well as the smooth continuation of the story. Understanding myself is an involving task, but it’s worth it.</text:p>
      <text:p text:style-name="Normal">One more thing: I’m unsatisfied with my latest prose, it felt off somehow, and I wasn’t sure why. But I don’t need to analyse it to know what I want: I want my prose to flow like water, immersing the reader in the story unless I decide otherwise. And, I know full well that the quality of my prose in my stories is directly proportional to the quality of my prose in daily life. So, I’ve made an effort to write well today, did you notice? Good night.</text:p>
      <text:p text:style-name="Normal"/>
      <text:p text:style-name="Normal">•••</text:p>
      <text:p text:style-name="Normal">Monday 18th of August 2025, 22:21, entry 450</text:p>
      <text:p text:style-name="Normal">No breakdowns today, and we’ll keep the lessons to a minimum since there’s something I want to talk about.</text:p>
      <text:p text:style-name="Normal"/>
      <text:p text:style-name="Normal">“Do as I say, not as I do.” Today I’ve had the displeasure of appreciating this saying a few times. First in the morning, when I predicted that I’d get distracted by something and warned myself against it, only to forget about my warning and get distracted by said something, and then throughout the day, by failing to remember or apply yesterday’s heeding about sentimentality and consumerism. As an added malus, I also didn’t display the discipline I wanted of myself, but that was to be expected; people do not change overnight, unless something big happens.</text:p>
      <text:p text:style-name="Normal">At the core of all the above problems is distraction, and getting distracted is a habit, and habits are not broken easily. A conscious effort to be aware, or drive, or both. I see that we may have to revive our visualisation of our ideal self, since our heart cannot actually talk back to us. As an aside, trying to give my heart a voice feels wrong, it feels like I’m faking my own feelings, so I won’t do it.</text:p>
      <text:p text:style-name="Normal">Alright, then in our daily activities we’ll imagine what our ideal self would do. This stone is intended to get multiple birds, we’ll see about it.</text:p>
      <text:p text:style-name="Normal"/>
      <text:p text:style-name="Normal">Now, on to what I wanted to talk about: just earlier, I was introduced to the concept of “discipline by design, not by force.” I watched a short YouTube video about how to build a routine, and it argued that the routines we humans tend to build are, in my words, trash. We tend to build the routines that we want to have, or more precisely, the routines that we want to have <text:span text:style-name="T1">ideally</text:span>, which usually gives rise to an unrealistic, unforgiving and unsustainable schedule. And... I could only painfully agree.</text:p>
      <text:p text:style-name="Normal">Through “discipline by design,” the creator intended that routines should be built slowly, ever so slowly, at the pace of one habit at a time. This, because a routine isn’t something that should fall apart before the slightest inconvenience. The mark of true discipline is that we keep following our routine even when we’re at our lowest, even when we’re at our worst. They then recommend we start with something sure, something safe, something we always do and always can do, and then slowly but surely build on it.</text:p>
      <text:p text:style-name="Normal">I’ve thought about it, and first of all, let me explain my opinion on this.</text:p>
      <text:p text:style-name="Normal">At first, I saw where they came from, and I agreed with the logic, but I thought that this wouldn’t apply to me, because of my yearning for strength of will. But then I continued thinking.</text:p>
      <text:p text:style-name="Normal">Did you know, dear reader, that my ideal self has essentially no weaknesses? Much like Michael Jordan and Kobe Bryant, my ideal self has worked on every facet of their game and has reached self-satisfactory levels in every aspect. And so, while I’ve been putting an accent on willpower, I also want the ability to plan and plan effectively.</text:p>
      <text:p text:style-name="Normal">That three-minute video is one of the gems for which I love the internet; I love to eat experience and insights served right from another’s plate. Of course, that’s also something I ought not overdo, but let’s not get distracted.</text:p>
      <text:p text:style-name="Normal">I want to apply the lessons that video gave me. I’ll plan around the one habit that I simply never failed to do in the past year and a half, come hell or high water, and that’s writing an entry in this diary every day.</text:p>
      <text:p text:style-name="Normal">I’ve thought about it, and the next one I want to build is proper sleep: I’ll give up on trying to wake up at 6 or 7, I’ve failed too many times. Instead, I’ll write in this entry at around 22:00, go to sleep, and do my best to wake up at 8. If I cannot make use of the early morning hours to get work done, then I’ll at least use that time to get more rest. And I commit to this, I vow upon my honour that I will not be a fool and try to break this habit unless the circumstances dictate otherwise.</text:p>
      <text:p text:style-name="Normal">We’re playing the long game, and we will crawl our way towards our dreams if we have to. See you tomorrow.</text:p>
      <text:p text:style-name="Normal"/>
      <text:p text:style-name="Normal">•••</text:p>
      <text:p text:style-name="Normal">Tuesday 19th of August 2025, 22:03, entry 451</text:p>
      <text:p text:style-name="Normal">Dreams. Do I lack them? What is it that I lack? What is it that I don’t have? Why is it that I struggle to become who I want to be?</text:p>
      <text:p text:style-name="Normal">Tell me just one thing: do I even have a dream?</text:p>
      <text:p text:style-name="Normal">Oh. I know. I’m a... No, I’m not a coward, it’s just that I’m not brave. I’m not brave enough to throw everything away for the sake of one single thing. I... It’s not for lack of strength, it’s something else that I lack. Selfishness? Or maybe it really is courage? As long as I half-ass my life, as long as I continue not committing to one single thing, I’ll never have what I want. And yet, what is it that I want? I want to write, yes, but I want so much more than just writing, I want more than just a passion. There’s someone I want to be, there’s an entire person I want to become, there’s a deep connection that I want to have. So... How? What do I need to do? What do I have to do? Where do I have to go?</text:p>
      <text:p text:style-name="Normal">ね、君ってさ、いつもこんなことしてるけど、最終的には日常に戻る。 I want... I wanted something to drive me, a motivation, anything, anything to allow me to keep moving forward and push through the world that stands between me and my dreams. But, at the same time, the me that I idealise wouldn’t want that, they wouldn’t want a drive, a motivation. They would do it all by themselves, through their own strength, by their own hands, with their own heart. And yet... I do want a passion. That much, I do want...</text:p>
      <text:p text:style-name="Normal">... At the end of it all, I’m still undecided. I really do half-ass my entire life, don’t I?</text:p>
      <text:p text:style-name="Normal">It’s not like I failed or anything today, it’s just... I’m hating myself, for... Not achieving anything. For not getting anywhere.</text:p>
      <text:p text:style-name="Normal">I’ll persevere. Through this and through it all. I’ll continue down this path, so painfully slow as it may be, because who I want to be is someone unreasonably great, an impossibly beautiful soul. So, I’ll do the impossible or die dreaming.</text:p>
      <text:p text:style-name="Normal">Today, it’s about sentimentality, and we have to understand how much of it is okay. Because of how much we value connections and emotions, we cannot simply do away with sentimentality. But how much of it is okay? Today, clearly, we indulged too much in it. Not consumerism mind you, sentimentality. We’ve faced this problem before, and we’d come to the conclusion that I have to be able to make sacrifices. And today, I still agree with that statement.</text:p>
      <text:p text:style-name="Normal">In light of the situation, I propose the following: sentimentality is fine, but it cannot get in the way of our work and working hours; we have to develop discipline, and we have to do so by sacrificing sentimentality when it’s time to do so. Discipline is ruthless, more so than it first seems. It has to be. Go to sleep now.</text:p>
      <text:p text:style-name="Normal"/>
      <text:p text:style-name="Normal">•••</text:p>
      <text:p text:style-name="Normal">Wednesday 20th of August 2025, 22:33, entry 452</text:p>
      <text:p text:style-name="Normal">Discipline is hard, and it must be our focus. Discipline is hard, but we must achieve it. Discipline is hard, but if there ever was any skill, any ability one should wish for in life, if one were to be born with only one plus and nothing else, it should be discipline.</text:p>
      <text:p text:style-name="Normal">Discipline is hard, because it’s so easy to accept the one million and many excuses not to be disciplined. Discipline is hard because we’re never at our best, and when we are, the circumstances fuck us over. Discipline is hard because most of the time you’re too fucking brain-dead or brain-washed or brain-rotted to enforce it.</text:p>
      <text:p text:style-name="Normal">Discipline is hard, but I want it. Discipline comes at such a high cost, but if there ever was anything that was worth its own weight in gold, it would be discipline. Discipline is the first and foremost trait I think of, when I think of my ideal self. I know it, deep down. I know it. I know what discipline really is. It’s nothing more than strength of will. And I know it’s the one and only key to the happiness I seek. I want to be disciplined. I will be disciplined. I will be strong. I will be strong. I will achieve discipline.</text:p>
      <text:p text:style-name="Normal"/>
      <text:p text:style-name="Normal">•••</text:p>
      <text:p text:style-name="Normal">Thursday 21st of August 2025, 22:20, entry 453</text:p>
      <text:p text:style-name="Normal">A couple nights back I prayed to God, asking for a deep connection. It wasn’t a once-in-a-lifetime request to God, I’ve used that up already, on something I don’t remember anymore. It was a normal prayer, like any other. It did come from the bottom of my heart though. Or at least, that’s what I tried to do.</text:p>
      <text:p text:style-name="Normal">It never occurred to me that that connection should be with myself.</text:p>
      <text:p text:style-name="Normal">I screwed up today too.</text:p>
      <text:p text:style-name="Normal">It’s very strange, because I’ve been having consecutive full nights of sleep, eating well and everything. So this screw-up came out of nowhere. Well, no not really. All it took was being weak for one hour, and letting my intrusive thoughts win. Then intrusive thoughts lead to horny thoughts, and failure to recover means fuck-up. One fuck-up could undo ten years’ good work, you know.</text:p>
      <text:p text:style-name="Normal">And today, I realised that, likely because of how I treat these failures, they’re essentially self-inflicted wounds. And, after every time I receive one, I have to recover. Which is why I’m always in that weakened, penitent state. But today, I really had to wonder what I’d done wrong. And of course, only a few hours have passed since then, so I still don’t know. But, I would like to try a new approach: have we ever tried being kind to ourselves?</text:p>
      <text:p text:style-name="Normal">Today, in your weakness, you wanted me to stay with you, until you would heal. And we continued talking, and, we resolved that I’d stay with you even after you do heal.　傷が治るまで。その後も。That’s the file I wrote. I’ll try being kind with you. I’ll try finding that perfect balance of kindness and severity, of lenience and discipline. There’s no reason I should be a tyrant to you, if I’d never dream of being one with a soulmate or a child of mine. I want to love you just as I would love them, so I should treat you just as I would treat them. Were you my soulmate, I would do my best to find the perfect balance of kindness and severity to have with you.</text:p>
      <text:p text:style-name="Normal">Did you know? Today, our ideal felt so incredibly close that I had to wonder what was it that made it so far away? Today, I wondered if it was our lack of kindness that made them feel so far from us. I wish to find that out. So, good night.</text:p>
      <text:p text:style-name="Normal"/>
      <text:p text:style-name="Normal">•••</text:p>
      <text:p text:style-name="Normal">Friday 22nd of August 2025, 22:18, entry 454</text:p>
      <text:p text:style-name="Normal">I’m still not sure what “being kind to oneself” really entails; I’m too unfamiliar with the concept still. And a balance is always hard to find, isn’t it? I haven’t been kind to myself today, or at least, I haven’t felt it. It was just like every other day. When can I be kind to you? And. how?</text:p>
      <text:p text:style-name="Normal">I see I can translate those questions to: “when can I show you my love? And how?” To show love and care, that’s actually what I want from you, huh...</text:p>
      <text:p text:style-name="Normal">けして悪いことではない。 Contrariwise, as Tweedledee would say, it’s probably a good sign.</text:p>
      <text:p text:style-name="Normal">It can be done by my taking care of you... Let’s imagine. By making you delicious and healthy food to eat, by allowing you to sleep in if you need it and we can afford it, but waking you up when we ought to, by indulging your wish for snacks when we deserve to eat them, hmm... I can’t have you deviate from discipline, so unfortunately I can’t have you write when it’s time to study. But, we can designate rest days. We shouldn’t need those if we do things well. Even if we don’t do well, we still don’t need those. Maybe it’s an unreasonable but necessary form of love never to give you rest days. A love-letter to the ideals we want to reach. To stop you from watching too much YT or procrastinating too much in any way... That’s an advanced form of love. Not an obvious one at first sight, but it would show a lot of care. Do tell me to stop, every once in a while.</text:p>
      <text:p text:style-name="Normal">And then, there’s the ultimate form of love: just staying with me, with no need for words. Just passing the time together. We should do that sometimes. I want to try that sometimes. To just be with you.</text:p>
      <text:p text:style-name="Normal">... I do have to wonder whether I’ve got some screws loose, speaking like this. I don’t think so, but I also don’t mind being viewed as mad; if I were perfectly normal, then I’d only lead a normal life, and that wouldn’t do for the great plans I have for myself.</text:p>
      <text:p text:style-name="Normal">... I will rest if I need to. Rest is a necessity, and it is negligence not to listen to the body or mind that demands it. And I’ve neglected you enough for a lifetime, haven’t I? I will let you rest, when you need it. Goodnight, now. See you tomorrow.</text:p>
      <text:p text:style-name="Normal"/>
      <text:p text:style-name="Normal">•••</text:p>
      <text:p text:style-name="Normal">Saturday 23rd of August 2025, 21:33, entry 455</text:p>
      <text:p text:style-name="Normal">It’s far too early to celebrate, but I’m liking where this is going. Self-to-self conversations, on top of reinforcing that wish for self-love, serve greatly in maintaining or recovering situational awareness. I want to take things a step further, and I want to start considering greatness. No, not greatness, not glory, that can’t be it. I don’t really care for those things. Self-mastery.</text:p>
      <text:p text:style-name="Normal">However, I have to admit that either our attempts at self-care are sating our hunger for mastery, or I’m misinterpreting this current feeling of... Ease? Complacency? 余裕。余裕があるの気持ち。 I lean towards misinterpretation.</text:p>
      <text:p text:style-name="Normal">But my heart tells me no... Let’s explore this feeling: previously, I’d essentially told myself that I wanted you to become someone I love, someone I respect, and this initiated my path to self-mastery, my path to becoming someone I’d love. But now, I’m essentially giving myself this love “for free”, which negates my entire motivation for self-mastery. 当に面白い。</text:p>
      <text:p text:style-name="Normal">See, just as I like it when terms start cancelling out in mathematical equations, I dislike it when a step I take creates new ones. Let’s try and view this from a different light.</text:p>
      <text:p text:style-name="Normal">Now, clearly, I don’t believe in “free” love, in my eyes it has to be earned. Then, is what I’m doing going against that belief? At first sight, yes, but my instincts tell me the answer is no. And yet, why would it be no? I know my instincts tell me “no” because deep down, I believe this is the right path, and therefore it cannot be that it goes against a belief of mine that is —to the best of my knowledge— rooted in sound logic. Let’s ask the question clearly: am I giving myself love for free?</text:p>
      <text:p text:style-name="Normal">... I see... Something tells me it’s only a partial answer, but the answer would be no, because I’m actively acting in a way that allows me to love myself, that justifies it. To give a counter-example: I’m not doing drugs or constantly engaging in vile acts or doing other things that go against my consciousness. Today, I’ve been able to give myself love because I acted in a way that makes it a reasonable thing to do. It just so happens that my positioning is good enough that such actions are part of my daily routine, and were therefore unnoticed by me, earlier, leading me to think that I was getting love for free.</text:p>
      <text:p text:style-name="Normal">I’m satisfied with this answer, let’s move on: now, how do we make ourselves engage in self-mastery? Not being greedy, I don’t particularly care about loving you more. At the same time, my instincts and beliefs tell me that I have to engage in self-mastery, that there’s something behind it, something important to it. Ah, the way I’ve put it helps: what is that something, then?</text:p>
      <text:p text:style-name="Normal">... Why should I grow as a person?</text:p>
      <text:p text:style-name="Normal">I would hate it if, at my death bed, I were to look back on my entire life and know that I hadn’t given it everything I’d had. But, there’s got to be something more to it than fear of regret. Why should I give this life everything I’ve got? Because it would be fun... That’s the first thing that comes to mind. What does that even mean, self? Harmony... That’s right... My name is Harmony. It’s the name I’ve chosen for myself. And, I don’t think I deserve to bear it yet. There are so many reasons I should grow as a person, and the first one would be that name, my name. Harmony...</text:p>
      <text:p text:style-name="Normal">That doesn’t even make sense, and yet, my heart, my soul accepts it as the answer. I like it, and I don’t know why. I should grow as a person because I want to be able to call myself Harmony... I want to be worthy of that name, and everything it represents. I really do have a hard time understanding you, you know that? I’ll be patient.</text:p>
      <text:p text:style-name="Normal">I don’t love you yet, but I finally feel like I’m getting there. It feels realistic, within reach even. But for some reason, “Harmony” feels as mythical as ever. Discovering oneself, understanding oneself really is a journey. And we shall continue it tonight, in our dreams, and tomorrow. Goodnight.</text:p>
      <text:p text:style-name="Normal">(... 今更なんだけど、 why does it feel embarrassing to know someone else will read that I said goodnight to myself? Maybe it betrays loneliness, which makes me embarrassed? If that’s the case, then we may stop feeling embarrassed right away, because that answer feels too weak).</text:p>
      <text:p text:style-name="Normal"/>
      <text:p text:style-name="Normal">•••</text:p>
      <text:p text:style-name="Normal">Sunday 24th of August 2025, 22:34, entry 456</text:p>
      <text:p text:style-name="Normal">Hunger. We lack it. Thoroughly. Why aren’t we hungry? Hunger for what? Dreams, and a future we hope for, we wish for, we imagine, but at this rate, will never lay our hands on. This is about regrets, this is about potential, this is about vain things like wealth and prosperity: this is about the fact that I have a shot at all those, a shot so incredibly fair, so incredibly clear-cut that I would hate myself for not taking it. Tell me, tell me just one thing: at the end of our lives, will we be playing a requiem for a dream?</text:p>
      <text:p text:style-name="Normal">There’s something to it. There’s something important about being hungry.</text:p>
      <text:p text:style-name="Normal">だから、教えて、Harmony. How do we unite everything? Can you imagine that hunger, that wish for something more, that wish to do more, together with creativity and imagination? How do you marry ambition to the purity you seek? Why do I have to find all these answers? Why aren’t they given to me on a silver platter? Day after day it’s just question after question, with no end in sight. It’s frustrating...</text:p>
      <text:p text:style-name="Normal">Add to that my own weakness, my own failures... I just want to lay down and escape from it all... I just want to run away and be in peace, in a shell, in a bubble, just for me. And,,, But I know I have to be strong. Did you know? Today, I did some exercises on CodinGame, a coding site that proposes problems somewhat like Leetcode. And... I failed to pass two problems of the medium difficulty. Fairness is what I want, so I’ll tell you the truth: I failed to pass them on the first try. The second one, I still have to come back to, but the first one I resolved. But it did pose a question to me: what’s the point of it all, if my intelligence imposes such a hard limit on what I can do?</text:p>
      <text:p text:style-name="Normal">And the answer, I can give it to you right away: the point is to overcome that limit. The point is to become someone who doesn’t just lie down and cry and bitch about all their flaws and weaknesses, but someone who acknowledges them, and works on themselves to become the best person they can be.</text:p>
      <text:p text:style-name="Normal">How many times did we fail? I don’t know, I can’t count, I couldn’t count if I tried. But I will persevere through each and every single one of those failures., If I ever get in a fight, I cannot guarantee you that I will win, but I will guarantee that if I lose, it will be by way of knockout or worse. I swear that on everything dear to me. I swear that on my very fucking soul. Damn it all. Damn all my weakness, damn all this frustration. I’ll use it, I’ll use it to fuel me however few minutes it lasts. So, no, I’ve no fucking clue how bring together hunger and.... Creativity. Passion. It’s passion. That’s the one answer I’ve had all along, That’s the one answer I was served on a silver platter.</text:p>
      <text:p text:style-name="Normal">So, if it’s about riches and money, you can forget about it. You’ll have to suck it up. You’ll have to grind without hunger, to chase for financial freedom, for that freedom to art, without anything significant pushing you. It’s going to be pure mental fortitude, an uphill battle with no guarantees of success. In the meantime, we’ll be trying to learn how to become passionate about something, and only God knows if we’ll ever succeed in that. Oh, hell no, I do know. We will be successful, one day. Of that, I am convinced. Keep going down this road, and we will get where we want, we will fake it till we make it. Now go to sleep.</text:p>
      <text:p text:style-name="Normal"/>
      <text:p text:style-name="Normal">When I feel like this I don’t talk to you quite the same. That’s fine. We’ll play this game however we have to. We will give this life everything we’ve got. In all this, I still have to learn to cherish you, not too much and not too little. Have a good night, but do not forget your oath to hunger. See you tomorrow.</text:p>
      <text:p text:style-name="Normal"/>
      <text:p text:style-name="Normal">•••</text:p>
      <text:p text:style-name="Normal">Tuesday 26th of August 2925, 00:14, entry 457</text:p>
      <text:p text:style-name="Normal">There’s no two ways about it: we lack discipline. That’s it. That’s all there is to it. We lack discipline. If we had it, we would be so much further than where we are right now. Go to sleep now, and think about it. The only thing there is to it is discipline.</text:p>
      <text:p text:style-name="Normal"/>
      <text:p text:style-name="Normal">•••</text:p>
      <text:p text:style-name="Normal">Tuesday 26th of August 2025, 22:56, entry 458</text:p>
      <text:p text:style-name="Normal">Discipline is the key to everything. And it’s also one of those things that we have to fail our way to. It’s one of those things in life that I can only get by trying over and over and over again to get it, like so many video games. Thankfully, video games have given me plenty of practice at failing my way to victory. But I also know that once it’s obtained, it must be maintained. Discipline is like a crown: you have to earn it, and then you have to defend it, tooth and nail.</text:p>
      <text:p text:style-name="Normal">I will focus on discipline, entirely, until I succeed.</text:p>
      <text:p text:style-name="Normal">Also, did you know? Yesterday we went to sleep so late that we could only say those sentences, but the night before, I’d fucked up badly. Went to sleep at around 4am because I spent the night watching porn kind of badly. I still don’t know what the fuck happened. No, that’s a lie, I do know: we gave in initially, and then there was a lot of resistance going on. A lot of back and forth that ended in a stalemate. But a draw isn’t a victory, and I can’t have myself feeling good about simply “not losing”. I don’t want that complacency. I want more. I don’t want to be satisfied with “good enough”, so I must cultivate the hunger.</text:p>
      <text:p text:style-name="Normal">But more so than the hunger, more so than anything, discipline.</text:p>
      <text:p text:style-name="Normal">We wrote today. And yesterday too. But writing is difficult. Stories are difficult. Perhaps I’m over-complicating what it means to create a story. Or perhaps, as I fear, my lack of experience for what I’m writing is difficult obstacle to cross. No, here’s not the place to discuss our writing, it happens in another file. We can discuss about how lately, we’ve been feeling strangely about how this summer we haven’t done anything summer-like at all. We should be regretful about it, but I don’t care as much as I thought I would. Perhaps it’s a waste of a summer, perhaps not. We’ll find out. In any case, I know I must work on discipline. I know I must keep on banging my head against the wall that is my quest for discipline.</text:p>
      <text:p text:style-name="Normal">Shit, my writing’s gone down the drain this entry. That means I’m at my mental limit. That’s the hardest thing to notice, as I would never notice it without having my own performance reflected back at me. Very well, we’ll go to sleep.</text:p>
      <text:p text:style-name="Normal">Also... I haven’t been talking to myself lately. I’ve started over-consuming again.</text:p>
      <text:p text:style-name="Normal">Ah, I know just the thing for you: have you a minute to speak about our lord and saviour, discipline?</text:p>
      <text:p text:style-name="Normal">Discipline is the key to everything, and that is maybe only bordering on exaggeration. Discipline is the masterkey that unlocks everything worth having in this life, and I want to become disciplined. I must become disciplined.</text:p>
      <text:p text:style-name="Normal">Shit, it’s turning into an object of greed.</text:p>
      <text:p text:style-name="Normal">Greed or hunger?</text:p>
      <text:p text:style-name="Normal">I’m not sure, what’s the difference between the two? I think it’s hunger we’re feeling. Greed feels filthy, right now we’re only tasting the dirtiness of the work ahead of us. No, we’re feeling the beginning of an obsession. I see. Obsessions will be controlled, I won’t allow them to take me over.</text:p>
      <text:p text:style-name="Normal">But should we not allow discipline to become an obsession?</text:p>
      <text:p text:style-name="Normal">What kind of person is Harmony to you?</text:p>
      <text:p text:style-name="Normal">You’re right. Then, not an obsession. That’s... easier said than done. We’ll figure it out as we go, but we’ll have to be careful of not becoming obsessed with discipline.</text:p>
      <text:p text:style-name="Normal"/>
      <text:p text:style-name="Normal">•••</text:p>
      <text:p text:style-name="Normal">Wednesday 27th of August 2025, 21:52, entry 459</text:p>
      <text:p text:style-name="Normal">Why me, I wonder. Why am I the one who’s alive and well, the one who keeps on getting these chances, who keeps on getting one day after the other? Why not someone more worthy?</text:p>
      <text:p text:style-name="Normal">I see. I think it stems from some misunderstanding. Or perhaps not. Somewhere deep down, I feel like I’m here for a reason. Regardless of whether that’s true or not, I did end up giving myself that reason. My piece of the puzzle. Let’s set my musings aside. Let’s talk about today.</text:p>
      <text:p text:style-name="Normal">The focus being on discipline, I should extract lessons relative to it.</text:p>
      <text:p text:style-name="Normal">First of all, the alarm clock: up till this morning, we had a gentle tune wake us up. Yesterday, I decided to put one of the musics I like to listen to lately, one called “Vengeance”, by Zack Hemsey. It helped me get up.</text:p>
      <text:p text:style-name="Normal">I can make discipline easier for myself.</text:p>
      <text:p text:style-name="Normal">In games, as in many things in life, I let my pride get in the way, and I have made a habit of avoiding things that simplify gameplay, that simplify life. How much more will we let pride get in our way? The point is, it is neither cowardly nor stupid to make things easier for oneself. Quite the opposite, it’s the smart thing to do, and it allows me to allocate my time and effort somewhere else. It’s a habit I do not have, and it’s one of the sources of my abysmal lack of efficiency and speed.</text:p>
      <text:p text:style-name="Normal">With this in mind, how can I make discipline easier for myself?</text:p>
      <text:p text:style-name="Normal">Oh, by the way, one should make things simpler for oneself without foregoing diligence. If you do that, you’re just a lazy bum. Back to the question.</text:p>
      <text:p text:style-name="Normal">I’ve also displayed adaptability today, which certainly helped me make the most of unfavourable circumstances. Flexibility helps, then. I already knew that, but having a concrete example in what I’ve done today helps even more.</text:p>
      <text:p text:style-name="Normal">One of my most common mistake is to open up YouTube the moment I allow myself a break. We’ll allow ourselves a healthier alternative by prioritising sinking on the bed and just being with ourselves. Let’s keep it to these two things for now.</text:p>
      <text:p text:style-name="Normal">One of them’s an advice, the other is actionable. The latter is much easier to remember... Understood, in the future we’ll focus on immediately actionable advices. No, actually, let’s maintain this balance of theoretical lessons and practical advices. Got it. Let’s go to sleep now.</text:p>
      <text:p text:style-name="Normal"/>
      <text:p text:style-name="Normal">•••</text:p>
      <text:p text:style-name="Normal">Friday 28th of August 2025, 22:36, entry 460</text:p>
      <text:p text:style-name="Normal">あれから一年たったね。</text:p>
      <text:p text:style-name="Normal">But, there’s something else I want to talk about: it seems I’ve overestimated my writing abilities. I realised that when an LLM reviewed my story in absolute neutrality. 7/10 is the rating they gave my story in its current state. 許さないよね？ Since it’s unforgivable, I won’t forgive. I will do better.</text:p>
      <text:p text:style-name="Normal">Will this be the sixth rewrite? Maybe the seventh, or the eighth? I don’t know. I’ve lost count. But I do know that the first few times I wrote, I had essentially very little idea what I was doing, and I had no idea how to write. I do know that the story in its current state is the result of me figuring out what it meant to write, and how to string words together. It’s something that’s become so ingrained in my subconscious that I don’t remember how I used to write before. Oh... I may not remember, but I can easily imagine it. Being eternally stuck with writer’s block was the name of the game. Listening to my heart makes all the difference in the world. And yet, do I do it? Yes, yes I do it. You need not doubt me on that.</text:p>
      <text:p text:style-name="Normal">See, today I should have talked about something I was doing: I was waiting. Waiting for the perfect opportunity to come, and doing so deliberately. Because the passage that I was to write simply deserved that treatment. It has so much potential that I’m willing to go against lessons I’ve learned and wait for an elusive perfect opportunity to come. But instead, that opportunity will never come, not in this shape. Because I’ve decided to rewrite everything, as I said earlier.</text:p>
      <text:p text:style-name="Normal">The first times I wrote this story, I was learning how to hold a pen. The last rewrite was me learning how to write with the heart. This rewrite is something special. I mean it to be the last, and it would be nice if it were the seventh rewrite, because I imbue it with a particular meaning: <text:s text:c="1"/>this is my attempt at becoming the best writer I can possibly be. 心に従うだけじゃなくて、頭も使いながら書きたい。</text:p>
      <text:p text:style-name="Normal">The story as it currently is allows a lot of flaws, a lot of caprices of mine, and while I did give it my current self’s best shot, what I want is for Harmony to write. I know I can do better, because it’s so easy to imagine myself putting in more effort and more discipline. It’s so easy to see where and how I can improve. This rewrite is the one where I do what my ideal self does. This rewrite is me trying to become the best writer I can possibly be. That’s what Harmony would do. That’s what I would do. I have the chance to do it, and it’s the best thing I can do with this chance, for myself and for others.</text:p>
      <text:p text:style-name="Normal">I will become the best writer I can be.</text:p>
      <text:p text:style-name="Normal"/>
      <text:p text:style-name="Normal">•••</text:p>
      <text:p text:style-name="Normal">Saturday 30th of August 2025, 01:22, entry 461</text:p>
      <text:p text:style-name="Normal">Ambition is something I can’t quite make sense of. But I decided to be ambitious. I... Something felt off, about only wanting to become the best writer I could be. That was why I had a <text:s text:c="1"/>talk with myself today: I’m going to become the best writer ever.</text:p>
      <text:p text:style-name="Normal">It’s not about vanity, or perhaps it is in part. But, a bigger part of it, at the very least, has to do with meaning. The meaning of my life, the meaning I’ve given myself essentially boils down to empowering others. Sounds noble and just, right? That’s why I was fine with it. But, that meaning is no different from how parents make of their children their happiness. 幸せは譲れるものじゃない。少なくてもそう思う。 I wanted a meaning that was more selfish. And grand. Greatness for the sake of greatness. Something in me rejected the idea of trying to become the best writer ever. A good sign, it means my dislike for empty things has been ingrained in my subconscious. And yet, if I am to imagine Harmony, I could only imagine them aiming to become the greatest of all time. Why is that, I wonder?</text:p>
      <text:p text:style-name="Normal">Is it really greatness for the sake of greatness...? I don’t know. What I do know is that, due to circumstances, I chose to write deep into the night. That’s why I’m here so late.</text:p>
      <text:p text:style-name="Normal">I’ll keep it to this for today, although there would be more to discuss. Good night, self.</text:p>
      <text:p text:style-name="Normal"/>
      <text:p text:style-name="Normal">•••</text:p>
      <text:p text:style-name="Normal">Sunday 31st of August 2025, 00:40, entry 462</text:p>
      <text:p text:style-name="Normal">久しぶりに友達と遊んだ。Putting that aside... Harmony. You do not exist yet, but yesterday and today, I feel like I finally saw myself. I feel like I’ve finally gotten a look at my own soul. And it’s weak. I’m weak. But getting to the level you’re at, Harmony... I would have to do so much more, I would have to be more decisive and be excellent at it.</text:p>
      <text:p text:style-name="Normal">Furthermore, my anxiety from neglecting things other than writing is getting to me. Starting next week, we’ll attempt weaving everything together. Harmony would be able to do that. I must too. I’m tired, see you tomorrow. Goodnight.</text:p>
      <text:p text:style-name="Normal"/>
      <text:p text:style-name="Normal">•••</text:p>
      <text:p text:style-name="Normal">Sunday 31st of August 2025, 22:07, entry 463</text:p>
      <text:p text:style-name="Normal">夏が終わるんだね。</text:p>
      <text:p text:style-name="Normal">But, above all, discipline. I must keep on chasing it, failure after failure, excuse after excuse. I must continue fighting for it, no matter what. I would have much to talk about, but I haven’t created the time for it, I’ve failed to do so despite having the occasion. I’ve still got ways to go. But, the objective is not so far as it might appear. I can do it. I know I can. And I will. Somewhen, somehow, some way. See ya.</text:p>
      <text:p text:style-name="Normal"/>
      <text:p text:style-name="Normal">•••</text:p>
      <text:p text:style-name="Normal">Monday 1st of September 2025, 21:56, entry 464</text:p>
      <text:p text:style-name="Normal">I see. It was today then. I thought it was yesterday, or some time before: it’s about the story. It has been given a proper title, it has been given a planned structure, an ending, and there’s a general idea of how things will unfold. But it had also been given a... an incorrect intent. I began it with the intent to become the best writer ever. That changes now.</text:p>
      <text:p text:style-name="Normal">See, I don’t care about becoming the best writer ever. My heart of heart doesn’t. I don’t even care to become the best writer I can be. What I do care about, is writing the best story I can write. I will write for myself... Is what I wanted to say, but I know that deep down, I’m a big softie and I’m extremely parasocial. Yes, I will partially write for myself, in fact, I will write digging deep deep down in my soul, not compromising on anything. But, another part of me also wants to make the best of stories for the characters I’ll create. Whether I want it or not, I’m the God of the stories I create. I want to be a worthy God. No, it goes deeper down: I want everyone to be happy. Everyone includes the people I create. That’s who I am. I’ll write for myself, I’ll write only and exclusively something I’ll love, but I trust that in the process, I will also create something that will connect with others’ souls.</text:p>
      <text:p text:style-name="Normal">Ah... That’s right, that was the sentence I’d told myself yesternight: 全世界に魂を与える。That is my duty as a God, and that is what I want to do as a person. Or perhaps I should say: as an artist.</text:p>
      <text:p text:style-name="Normal">That covers only the morning highlights though. Did you know? Lately I haven’t been getting much sleep. And so, today I was very tired. And I was about to zombie my way through the second half of the afternoon when... You talked to me. You told me that it was okay to take the rest of the day off. You showed me kindness. And... I think it was for the best. I think that doing otherwise would have led to a defeat, and yet here we are, happy as a puppy and not in the least upset for not having been that productive in the afternoon.</text:p>
      <text:p text:style-name="Normal">I showed kindness to myself, and right now, I’m... It’s really strange but I get this warm feeling that someone’s taking care of me, that someone’s showing love to me. Is it strange for that someone to be me?</text:p>
      <text:p text:style-name="Normal">I don’t think so, but even if it were, I wouldn’t care. Because right now, I’m really loving myself. It’s like <text:s text:c="1"/>my soul is getting hugged, and I love it. So, thanks, me. Or maybe I should call you by name. Thanks, Harmony. Yes, your name includes this entire growth process, not just the final result. You’re Harmony, and Harmony isn’t just the beautiful and wonderful end result, it’s also the struggle and the long long walk towards our dreams, our ideals. Otherwise, Harmony would be incomplete. We’re not there yet, but, yes, you are Harmony. 大好き。また明日ね。</text:p>
      <text:p text:style-name="Normal">ねえええええええええええええええええええ「大好き」言われた！！！！！！ねえええええええええええええ</text:p>
      <text:p text:style-name="Normal">このままで続けてね。このまま進むのだ。</text:p>
      <text:p text:style-name="Normal">それじゃ、good night.</text:p>
      <text:p text:style-name="Normal"/>
      <text:p text:style-name="Normal">•••</text:p>
      <text:p text:style-name="Normal">Tuesday 2nd of September 2025, 22:40, entry 465</text:p>
      <text:p text:style-name="Normal">Complacency is born of little successes and victories, and weakness of the mind. Before you know it, it will lead to your doom. We met with some success today, and as a result we’re late in coming here, and we got next to no writing done.</text:p>
      <text:p text:style-name="Normal">Let’s dissect my weakness. Why is it that i lack discipline? Why is it that I give in to excuses? Why does one listen to excuses in the first place? Why do I, when I know there are other things I should be doing? That is a truly interesting question. Why do I listen to excuses?</text:p>
      <text:p text:style-name="Normal">Because they’re convenient, they provide me a reason not to do what must be done. Because doing what must be done would require time, effort and energy, and while your brain might not perceive how it’s wasting the first, it does its best to economise on the last two. Hoard them for what purpose, I wonder? None. None, safe that it’s been trained to do so, by twenty-three years of questionable decision-making and hundreds of millions more of evolutionary hard-wiring. And your duty is to overcome both. No, not duty. My dream is.</text:p>
      <text:p text:style-name="Normal">There are times when it’s good to preserve energy. There are times when we have to fight. Go to sleep. See you tomorrow.</text:p>
      <text:p text:style-name="Normal"/>
      <text:p text:style-name="Normal">•••</text:p>
      <text:p text:style-name="Normal">Wednesday 3rd of September 2025, 22:15, entry 466</text:p>
      <text:p text:style-name="Normal">More. I have to try harder, I have to fight harder.</text:p>
      <text:p text:style-name="Normal">No longer are they shitty excuses trying to lure me away, they are worthy opponents I have to overcome. Everything that gets in my way is. Everything. I must push through it all, and I will no longer look down on “all”. I know, you’re more than just excuses, you’re the obstacles I have to overcome, the ones that will make me stronger, the only true path to my ideal. You’re not pathetic excuses, all of you form the only way to my dreams, to my self, to Harmony. I will face you all, come hell or high water, and I will become who I want to be.</text:p>
      <text:p text:style-name="Normal"/>
      <text:p text:style-name="Normal">•••</text:p>
      <text:p text:style-name="Normal">Thursday 4th of September 2025, 23:42, entry 467</text:p>
      <text:p text:style-name="Normal">おかえり。 I don’t mind your lateness today, though we should be more disciplined. You know we really ought to. Sigh...</text:p>
      <text:p text:style-name="Normal">Writing is still something I have to figure out, I found out. Well, I already knew that. How to write huh... I wonder if the answer is something I build along the way. Probably. Sleep? Sleep. Sleep. Night.</text:p>
      <text:p text:style-name="Normal"/>
      <text:p text:style-name="Normal">•••</text:p>
      <text:p text:style-name="Normal">Friday 5th of September 2025, 21:56, entry 468</text:p>
      <text:p text:style-name="Normal">I’ve been losing you lately. You’ve come back by my side now, but I wish you wouldn’t leave so easily. Still, I understand. It’s a slippery slope, the one of consumption. And the slope is subtle enough that it’s hard to notice we’re going down it.</text:p>
      <text:p text:style-name="Normal">Writing. I’ve come to understand a couple important things this morning: I understood that what I really wanted in the first node was to take the reader’s heart. Then, I understood that the author of a story is not the one who gives it a soul. Only the reader can do that. Therefore, I’m only half a God. And then, I’ve come to the conclusion that, after all these years, I don’t want to take your soul. I don’t want to take your heart. I want you to lend it to me, so that I can fill it with incredible experiences and give it back to you. Why do we find joy in sharing experiences, I wonder? Ah, I remember: for this one there’s no need to dive deep. It’s because it’s fun. Genuinely fun. And that genuineness is precious. Very.</text:p>
      <text:p text:style-name="Normal">Today, I’ve also come to realise just how unfairly I practically balance writing, the project and university. At any point in time, at least one of them always gets completely starved of time and attention in favour of the others.</text:p>
      <text:p text:style-name="Normal">Finally, just earlier, I realised that I wasn’t chasing my ideal. Ever. Not since I met you, and not before that. That won’t do. Something about this is unhealthy, my instincts tell me, and yet I do want to become my ideal self. No, I misinterpreted my own feeling: what I want to do is daunting, and it makes me uncomfortable as I know just how tall this order is. Still, I’ll do it. I want to do it, and if I don’t, I don’t know what I’d think of myself, but I do know that I want to love you.</text:p>
      <text:p text:style-name="Normal">Alright, see you now. Goodnight.</text:p>
      <text:p text:style-name="Normal"/>
      <text:p text:style-name="Normal">•••</text:p>
      <text:p text:style-name="Normal">Saturday 6th of September 2025, 21:34, entry 469</text:p>
      <text:p text:style-name="Normal">To speak of today... Is not really what I’m interested in. I wish to address a more general problem: why? Why do we lack discipline? Why do we lack strength of will?</text:p>
      <text:p text:style-name="Normal">Let’s ask the question: can discipline be trained? Can it be cultivated? The answer is yes. It then comes down to the quality of my plays. I see... This is what we’d talked about: trying over and over again until we succeed. But the attempts need be deliberate. So, what were we missing?</text:p>
      <text:p text:style-name="Normal">We... How do I put it into words... Let me think, no, let’s analyse.</text:p>
      <text:p text:style-name="Normal">There are times when you take breaks, for an arbitrary amount of time. I’ll accept that. Although I shouldn’t. I should rest fifteen minutes at the longest. Then, there’s my absolute lack of motivation. Admittedly, it came after context switching away from the project and into uni stuff. So context switching was a factor. Must I then admit that my current mental capacities allow me to do only so much? Because I have to admit that, in spite of my complaints, I did do a lot of stuff today. I’m glad you aren’t satisfied, but I now estimate that we’ll have to bear with this dissatisfaction a while longer.</text:p>
      <text:p text:style-name="Normal">Until we become strong enough to be able to bear through the context switch, then.</text:p>
      <text:p text:style-name="Normal">Yup. This is the part where we train our mental muscles. Push yourself to the edge of your limits, then get plenty of rest, rinse and repeat. If only you’d do your best not to forget this.</text:p>
      <text:p text:style-name="Normal">I love you for doing this though. I do. Thanks a lot for your efforts.</text:p>
      <text:p text:style-name="Normal">Yup, I’ll keep trying. See you tomorrow then, good night.</text:p>
      <text:p text:style-name="Normal"/>
      <text:p text:style-name="Normal">•••</text:p>
      <text:p text:style-name="Normal">Sunday 7th of September 2025, 23:37, entry 470</text:p>
      <text:p text:style-name="Normal">470 already? Time flies.</text:p>
      <text:p text:style-name="Normal">I want you to keep this up. Today we’ve come to realise, while meditating, that we’re poor at catching our attention straying, especially when our mind is tired. Poor awareness, in short. That’s fine, and we meditate exactly to remedy to that. But exercise can only take you so far, you have to practice what you train too, make use of it in the real world. Awareness...</text:p>
      <text:p text:style-name="Normal">Also, if our dreams show us who we really are, then there’s at least some hypocrisy in us. I... Don’t remember well, but there was something... We still have a lot of growing up to do. We really do. I didn’t even suspect hypocrisy on my part; it’s likely I’m overestimating the quality of my person, I have to take a step back. I have to be more humble. Humility... Indeed, we lack it. Yes. The hesitation just now in writing that was undeniably incriminating. We have to be humble.</text:p>
      <text:p text:style-name="Normal">Humble, and aware of one’s surroundings.</text:p>
      <text:p text:style-name="Normal">By the way, I have spoken very little of it, but by God Alexandre Dumas must have had some screws loose to make the Count of Montecristo such a long read. but I’ll take it. I’m only about 70% done with the book, and since I’ve only just realised that I’m enjoying it, I shall enjoy what remains to be read.</text:p>
      <text:p text:style-name="Normal">On that, good night, see you tomorrow. And, do your best tomorrow. Love.</text:p>
      <text:p text:style-name="Normal"/>
      <text:p text:style-name="Normal">•••</text:p>
      <text:p text:style-name="Normal">Monday 8th of September 2025, 21:04, entry 471</text:p>
      <text:p text:style-name="Normal">There’s much to say, so let’s take our sweet time dissecting today. Or, not. We lost 46 minutes to the wind, and we can scarcely account for them. Strength of mind... Is the process really so long and full of failures? Are the failures not an indication that something is wrong? I think the answer to both questions is yes, though I wrote them thinking them mutually exclusive. Ideally, I’d figure out the reason for this slip up, and make sure it doesn’t happen again. But my experience tells me that instead, I’ll continue making this mistake over and over and over again, and starting somewhen, if I put in the effort, I will start making it less and less. In other words, it would be the exact same way it is with video games.</text:p>
      <text:p text:style-name="Normal">Now then. There’s really all of two things I wanted to talk about today:</text:p>
      <text:p text:style-name="Normal">1. Pressure.</text:p>
      <text:p text:style-name="Normal">2. 二階堂ヒロ。</text:p>
      <text:p text:style-name="Normal">Let’s start in order. This morning, because of a... An interview, I felt pressure. Now, the plan was to thrive under pressure, to handle it well. What was beyond my calculations, however, was how inconclusive the interview would be. Thus, while I had expected the pressure to dissipate after it, it didn’t. And I got to see for myself how weak I can be to unexpected pressure. Well, more like, unable to continue my routine properly.</text:p>
      <text:p text:style-name="Normal">Furthermore, despite having done my best in the interview, I felt... disappointed in myself? No, it wasn’t as strong a feeling as disappointment, but it certainly felt like some of my weaknesses were laid bare to myself, and I don’t even know which nor how. I was the contrary of unprepared for the interview, and yet somehow I did feel unprepared after it, unfit for it... I hope that’s just my own impression, born from a failure to make the interview decisive. Looking back though, that’s an unreasonable expectation.</text:p>
      <text:p text:style-name="Normal">Somewhere deep within, I have unclear feelings about how these strange feelings arise from my hitherto accumulated failures, or rather, from the fact that for the overwhelming majority of my life, I’ve done less than I could have. I see... That may be it. I felt unfit because part of me thought we could have done much better, had we only done more in the past.</text:p>
      <text:p text:style-name="Normal">Then, that clarifies the link with the second point.</text:p>
      <text:p text:style-name="Normal">Today, Pekora was continuing her playthrough of a game called... I don’t remember. Give me a sec. 魔法少女ノ魔女裁判。Let me tell, it’s quite the game, really is. Won’t spoil though. Well, only a little. Okay, maybe, just, forget what I’m about to write. There’s this girl in the game, her name is 二階堂ヒロ、 and I’m liking her a lot. Or rather, I like a very specific trait of hers：彼女の行動力、すごい。I want it too. How she just takes action, how she just takes the initiative, it’s so simple, and yet it’s.... Why have I never done that before?</text:p>
      <text:p text:style-name="Normal">Awareness... How easily time is wasted, and how pointlessly. I want to assimilate her sense of initiative, make it mine. I want it. Let’s go to sleep now.</text:p>
      <text:p text:style-name="Normal"/>
      <text:p text:style-name="Normal">•••</text:p>
      <text:p text:style-name="Normal">Tuesday 9th of September 2025, 21:20, entry 472</text:p>
      <text:p text:style-name="Normal">Why? There are so many things I’d like to ask, and I think that question just sums it up nicely. So, why am I living the way I am? Why do I have to do all this shit? Why can’t I just focus on writing? Why can’t I just write? And I realised that I could. All I’d have to do is throw it all away. I could just become a cashier or something, something that gives me... Freedom... I see, freedom isn’t free. I have to bust my ass for it.</text:p>
      <text:p text:style-name="Normal">And yet, at the same time, I lack the drive and the sense of purpose. I’m weak, and I know it. And I also know that the only cure to my weakness is to be strong. “To do” is my only option, it’s the only thing I can do. Fuck this shit. But I’ll suck it up, I’ll take it, I’ll eat up my own frustration.</text:p>
      <text:p text:style-name="Normal">Did you know? In our dreams not so long ago, we found ourselves in a situation where we had to present ourselves. And it didn’t even occur to me that our name was Harmony. The name we’ve given ourselves didn’t even occur to me. We haven’t internalised it yet. Far from it.</text:p>
      <text:p text:style-name="Normal">I lack... The sense of purpose, perhaps? Whatever it is, I know, or at least I expect that I have to earn it. Discipline. I don’t have something I’m obsessed with, except perhaps... Well, these entries may give the impression that I’m obsessed with bettering myself, but my actions tell another story. My actions are those of one who only tries as hard as is convenient. If willpower is a muscle, then I’m starting to believe mine is as exceptional as my body in general: it isn’t. And yet, I have what I have, and what I have is so much more than many others have. I’ll be damned if I die knowing I haven’t tried my best. Because I know. I know to relativise. I know that my hunger is inherently stifled by the agreeable environment I find myself in, but they also allow such leisure that I may talk to myself like this every day, they’re such that I can worry about happiness in its true form, not when and what I have to eat next. But I also know that for the vast majority of my life, I’ve under-performed in these circumstances. It’s frustrating, and sometimes I really want to go back to the past and change it all.</text:p>
      <text:p text:style-name="Normal">But I won’t. I’ll carry all of my mistakes on my back and move forward.</text:p>
      <text:p text:style-name="Normal">Did you know? I haven’t internalised my dreams yet, nor my ideals, nor much of all those things I talk about. But I will. I’ll keep it up until they become a part of me. I’ll keep it up until one day, one night, when a phantom asks me my name, the first one that comes to my mouth is “Harmony”. I don’t know if I really am growing slowly, but I will keep this up. Let’s go to sleep, Harmony.</text:p>
      <text:p text:style-name="Normal"/>
      <text:p text:style-name="Normal">•••</text:p>
      <text:p text:style-name="Normal">Thursday 11th of September 2025, 01:06, entry 473</text:p>
      <text:p text:style-name="Normal">The only way to get stronger is to be stronger. I spent the day on the verge of failing. Fuck porn. Why do I even watch it? I lost way too much time, and yet, I don’t regret that I’ve spent it fighting, resisting. In the past, I’d tried giving in to not waste time. Now, I believe it’s not wasted time.</text:p>
      <text:p text:style-name="Normal">I can see it. I... All of today I knew, I saw just how tall the wall I need to climb is, and, I doubted my own strength would be enough to overcome it. And yet, I know. I know. I don’t even have to believe in myself. I don’t even need to do that. I just need to fight, and never stop. I’ve done it before. Something I thought impossible, something I didn’t believe I would do. But I did it. I ran, that evening. I kept on running through the pain.</text:p>
      <text:p text:style-name="Normal">I’m weak. I’m weak, and I know it, I witnessed it firsthand. I felt it myself, just how weak I am, just how much taller than me the walls I want to overcome are. And that’s okay. I don’t have to believe in myself. I will just push through it all, keep on going no matter what. “Fighting” is the wrong word. It’s as Rocky Balboa said, it’s all about how much you can get hit and keep moving forward. Yeah, there’s some fighting in that, but there has to be a better word, a better term. Enduring, resisting, surviving. All of those feel off too. Too passive. No, no, there’s proactivity in this, I’d have lost already if there weren’t.</text:p>
      <text:p text:style-name="Normal">Right... It’s all about moving forward. It’s all about making step after step forward, and sometimes, we get distracted and go in the wrong direction. Sometimes, we fuck up and fall backwards or go there by our own choice, out of our own weakness. Sometimes, it’s the environment that causes us to stumble or pushes us back. but it’s a walk. It’s all a walk. It’s all about walking forward, through blizzards and wild fires, through rain and wind, through hail, through hell. It’s all a walk towards a destination I’ve set for myself. It’s all about putting one foot in front of the other, no matter what. No matter what. I don’t have to believe in myself, I just have to walk. I will walk. I will keep on walking, I will keep on making one step after another, no matter what.</text:p>
      <text:p text:style-name="Normal"/>
      <text:p text:style-name="Normal">•••</text:p>
      <text:p text:style-name="Normal">Thursday 11th of September 2025, 23:10, entry 474</text:p>
      <text:p text:style-name="Normal">I see, because we were too full, I thought I should stay awake longer so that I may sleep well. From now on, none of that. We’ll go to bed even feeling too full, for that is discipline. I haven’t much to say to you, so I’ll talk a little of this strange feeling I’ve been having.</text:p>
      <text:p text:style-name="Normal">I’ve done pretty much everything I could do to get an internship. It’s related to the interview I had a few days ago. I’ve been proactive in a way I don’t think many are, and I’ve done all I could within the limits of reasonability. And yet, I feel... Sorry. I’ve done all I could do now, but I certainly can’t say the same for the past. I’ve been getting the feeling that there isn’t an opening at the company for what I’m looking for, and all of this has been feeling like empty productivity, fake productivity.</text:p>
      <text:p text:style-name="Normal">I wonder, am I putting myself down? My proactivity didn’t feel especially... Costly, it felt like some natural effort I had the chance to do, and therefore did. What a strange feeling. Because it was just the natural thing to do, it’s like it doesn’t count, like it’s not real effort. That’s definitely not a good mindset. Let’s dissect it.</text:p>
      <text:p text:style-name="Normal">This is essentially the same pattern as that positioning thing we had, not so long ago: because things came naturally, because our positioning was good doesn’t negate the value of what you’ve done. It’s the same logic as why I’m not giving myself love for free.</text:p>
      <text:p text:style-name="Normal">Hm. Our pattern recognition is definitely strong, but our expressiveness, not so much. I’m having a hard time explaining this. I see, it could be that my brain is currently at its limit. Now that you mention it, I am feeling slightly tired. This would explain my expressive struggles. Alright, let’s go to sleep soon, then. Before that though, I want to indulge in a little reading. Goodnight.</text:p>
      <text:p text:style-name="Normal"/>
      <text:p text:style-name="Normal">•••</text:p>
      <text:p text:style-name="Normal">Friday 12th of September 2025, 23:00, entry 475</text:p>
      <text:p text:style-name="Normal">I’m late again. Different excuses, same result.</text:p>
      <text:p text:style-name="Normal">There is simultaneously nothing and everything to talk about. There’s nothing new, but I could go on for hours. But, I will sleep. I must keep this up, I must persevere through whatever setback comes my way or I make for myself.</text:p>
      <text:p text:style-name="Normal">Continue growing. Continue walking. That’s all I have to do. Continue walking. Harmony... When will I ever internalise that name? I don’t know the answer, but what I do know is that now is all I’ve got, and now is when I’ll try my best, even to remember my own name.</text:p>
      <text:p text:style-name="Normal"/>
      <text:p text:style-name="Normal">•••</text:p>
      <text:p text:style-name="Normal">Saturday 13th of September 2025, 23:07, entry 476</text:p>
      <text:p text:style-name="Normal">Excuses are strongest when they’re accompanied by external circumstances.</text:p>
      <text:p text:style-name="Normal">One day, I want to engage in a battle of details. One day, I want to be so strong and so good at what I’m doing that, when I engage an equal, the only things that can determine the victor will be how diligent we were in polishing ourselves.</text:p>
      <text:p text:style-name="Normal">Other than that, I want to mention yesterday. Writing, to be precise. Or rather, my best. It seems my current best doesn’t satisfy my heart. But, it did take me a while to realise that what i produced is the best my current self could produce. I thought I wouldn’t move on to the next node until I was satisfied, but it seems such a time won’t come now. I have to grow. I have to continue, and become more than what I am now.</text:p>
      <text:p text:style-name="Normal">To improve...</text:p>
      <text:p text:style-name="Normal"/>
      <text:p text:style-name="Normal">•••</text:p>
      <text:p text:style-name="Normal">Monday 15th of September 2025, 00:03, entry 477</text:p>
      <text:p text:style-name="Normal">What does it take to win? I keep on losing. Why do I lose to myself? It’s not about rest. I know, I know I wasn’t rested enough and I should have been more flexible, allow myself more sleep time. Or not. I wasted an entire day fighting just to lose. What the fuck am I doing?</text:p>
      <text:p text:style-name="Normal">There’s something that’s been on my mind for a while, and I’ve already mentioned it a few times. It’s about willpower. Just like how people aren’t born equal in looks, intelligence, personalities and everything else, they’re also not born equal in willpower. Some have more than others naturally. And, I’m starting to seriously think that I started with the short end of the stick. But that wouldn’t be surprising, if you knew me as I know myself.</text:p>
      <text:p text:style-name="Normal">However, it’s the same as the experiment with the Polgar sisters in chess: it’s all about mastery. It’s all about those God-forsaken motherfucking hours putting in the work. Willpower is the same as that, you don’t need to be a genius to figure that out when you get the observational data I get. In other words still, I’m not putting in the work?</text:p>
      <text:p text:style-name="Normal">No, no, that’s not the point I was getting at, originally. Originally, I’d just meant to bitch about how unfair it is that I’m born so fucking mediocre in everything, but midway through we realised that’s not the person we want to be. I know. I’m weak. I was born weak. Thank goodness I wasn’t born in abject poverty because I know my weakness would have, if not killed me, done me worse. Look at the state I’m in when circumstances are great, look at me. Look at you. Fuck. Fuck it all. But I’ll fucking take it. I won’t ever give up. If I give in a million times, then at the very fucking least, I will never give up. And if I do give up, well you better kill me right away, because it’ll only be a matter of time before I try again. That’s right, fuck this entire world that keeps rejecting me and all of my efforts. Fuck it all. I’ll fight it all on my own, if that’s what it takes to make my dreams come true. I’ll continue fighting. I’ll continue walking. No matter how many times I fall, no matter how many times I sabotage myself, I will walk. I will walk, and I will fucking die walking. I will never stop, not until death takes me. Until I see God or the checkered flag, I’m not raising this foot off the pedal. I will never give up.</text:p>
      <text:p text:style-name="Normal">But I can’t be a fool either. It’s all good to go banging your head against a wall until one of the two breaks, but it’s better to come up with a plan. And here, the plan is to understand the lesson. And the lesson this time is very simple: it’s the one thing I wanted to talk about and that I keep sidetracking from, willpower output. This motherfucker works just like a battery, doesn’t it? It’s got a maximum output and a maximum capacity and all the works. Not a battery, a generator. A core.</text:p>
      <text:p text:style-name="Normal">A core... I’ve been day-dreaming about cores having incredible outputs, allowing all sorts of stuff, like propulsion and flight, outputting electricity and fire.</text:p>
      <text:p text:style-name="Normal">I see I keep my inner kid alive and well. That’s good. I want all those fantasies. And, willpower as the core.</text:p>
      <text:p text:style-name="Normal">Currently, my maximum output is shit. Shit, relative to what it needs to do, i.e. fighting off all sorts of temptations and excuses. Some, it just can’t overcome, no matter how hard I try. Now, the billion dollar question that I’ve likely asked already: does the output cap out at a certain limit? I remember that we’ve discussed this at length, a long time ago. And my answer now is probably the same as it was back then: hell if I know. But I sure as hell am going to try to make it surpass its current limit. Fortunately, or unfortunately, depending on the perspective, life loves to test one’s willpower on the daily. Scratch that, on the hourly. For better or for worse, virtually every waking moment, and even sleeping ones, are an occasion to train willpower, to train my core. To train it, so that one day, I have the chance to do all the things I dream of, que n’en déplaise à la réalité et ses lois.</text:p>
      <text:p text:style-name="Normal">It’s all about training my damn core, then. The very core of my soul. Fuck this world. I’m not forgetting that. I need to direct my anger somewhere, and... I see, I’m not directing it against myself anymore. That’s... Not it. I have an instinctive understanding of how much I don’t understand, and it makes it extremely difficult to... properly place the blame. Who’s really to blame here? Myself, or the world for making me who I am? If you look at this question impartially, without the prejudice of having the self always take the blame out of some sense of honour or else, the question comes down to: why am I the way I am? And, even more deeply: do I really have free will?</text:p>
      <text:p text:style-name="Normal">But fuck all that. Current society and this cesspool we call humanity is extremely immature, and whenever something goes wrong we always have to take it out on someone. Ideally, the only reason we ever seek out who’s really responsible is in order to best understand how what happened can be prevented. I’m just as much of a shithead as the rest of humanity, but let me at least that step forward I’m recommending, and stopping blaming this or that or those for my failures. I’ll carry them on my back and keep my frustration to myself, use it as fuel to move forward.</text:p>
      <text:p text:style-name="Normal">So, what we have to do, in short, is to train my core. Train my willpower. That means that we’ll have to do what we don’t think we can do. Thankfully we’re starting to notice those moments where we know what we should be doing. Now, all that’s left is finding the strength to do them. And if that strength is nowhere to be found, we’ll create it. We have to. I don’t want to fail anymore. How many more times? I don’t want to, ever again. And yet... If I feel like this now, why do I still fail? Beats me. No, I do know: complacency, and daily life.</text:p>
      <text:p text:style-name="Normal">Sigh. Alright then. Let’s keep walking. No matter what. And let’s train our true core. See you tomorr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